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enlo-Regular" svg:font-family="Menlo-Regular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464cm"/>
    </style:style>
    <style:style style:name="co20" style:family="table-column">
      <style:table-column-properties fo:break-before="auto" style:column-width="3.168cm"/>
    </style:style>
    <style:style style:name="co3" style:family="table-column">
      <style:table-column-properties fo:break-before="auto" style:column-width="4.057cm"/>
    </style:style>
    <style:style style:name="co4" style:family="table-column">
      <style:table-column-properties fo:break-before="auto" style:column-width="13.566cm"/>
    </style:style>
    <style:style style:name="co5" style:family="table-column">
      <style:table-column-properties fo:break-before="auto" style:column-width="3.487cm"/>
    </style:style>
    <style:style style:name="co6" style:family="table-column">
      <style:table-column-properties fo:break-before="auto" style:column-width="3.36cm"/>
    </style:style>
    <style:style style:name="co7" style:family="table-column">
      <style:table-column-properties fo:break-before="auto" style:column-width="8.611cm"/>
    </style:style>
    <style:style style:name="co8" style:family="table-column">
      <style:table-column-properties fo:break-before="auto" style:column-width="2.399cm"/>
    </style:style>
    <style:style style:name="co9" style:family="table-column">
      <style:table-column-properties fo:break-before="auto" style:column-width="1.655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18.464cm"/>
    </style:style>
    <style:style style:name="co13" style:family="table-column">
      <style:table-column-properties fo:break-before="auto" style:column-width="8.169cm"/>
    </style:style>
    <style:style style:name="ro10" style:family="table-row">
      <style:table-row-properties style:row-height="0.464cm" fo:break-before="auto" style:use-optimal-row-height="true"/>
    </style:style>
    <style:style style:name="ro11" style:family="table-row">
      <style:table-row-properties style:row-height="0.469cm" fo:break-before="auto" style:use-optimal-row-height="true"/>
    </style:style>
    <style:style style:name="ro1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882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556cm" fo:break-before="auto" style:use-optimal-row-height="true"/>
    </style:style>
    <style:style style:name="ro7" style:family="table-row">
      <style:table-row-properties style:row-height="5.059cm" fo:break-before="auto" style:use-optimal-row-height="true"/>
    </style:style>
    <style:style style:name="ro8" style:family="table-row">
      <style:table-row-properties style:row-height="5.477cm" fo:break-before="auto" style:use-optimal-row-height="true"/>
    </style:style>
    <style:style style:name="ro9" style:family="table-row">
      <style:table-row-properties style:row-height="6.729cm" fo:break-before="auto" style:use-optimal-row-height="true"/>
    </style:style>
    <style:style style:name="ta3" style:family="table" style:master-page-name="PageStyle_5f_artifacts">
      <style:table-properties table:display="true" style:writing-mode="lr-tb"/>
    </style:style>
    <style:style style:name="ta2" style:family="table" style:master-page-name="PageStyle_5f_abstract">
      <style:table-properties table:display="true" style:writing-mode="lr-tb"/>
    </style:style>
    <style:style style:name="ta4" style:family="table" style:master-page-name="PageStyle_5f_ubl">
      <style:table-properties table:display="true" style:writing-mode="lr-tb"/>
    </style:style>
    <style:style style:name="ce19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fo:color="#0000ff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imes New Roman" style:font-size-complex="5.65000009536743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ext-properties fo:color="#c41a16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Menlo-Regular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ff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ff"/>
    </style:style>
    <style:style style:name="ce8" style:family="table-cell" style:parent-style-name="Default">
      <style:text-properties fo:color="#0000ff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12" style:family="table-cell" style:parent-style-name="Default">
      <style:table-cell-properties style:vertical-align="top"/>
      <style:text-properties fo:color="#0000ff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imes New Roman" style:font-size-complex="5.65000009536743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ff" fo:font-size="10pt" fo:language="en" fo:country="US" style:font-name-asian="Arial Unicode MS" style:font-size-asian="10pt" style:language-asian="en" style:country-asian="US" style:font-size-complex="10pt" style:language-complex="en" style:country-complex="US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ff" fo:font-size="12pt" fo:language="en" fo:country="US" style:font-name-asian="Arial Unicode MS" style:font-size-asian="6.80000019073486pt" style:language-asian="en" style:country-asian="US" style:font-size-complex="6.80000019073486pt" style:language-complex="en" style:country-complex="US"/>
    </style:style>
    <style:style style:name="ta_extref" style:family="table">
      <style:table-properties table:display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font-size="12pt"/>
    </style:style>
    <style:style style:name="T4" style:family="text">
      <style:text-properties fo:color="#000000" fo:font-size="12pt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abstract" table:style-name="ta2" table:print="false">
        <office:forms form:automatic-focus="false" form:apply-design-mode="false"/>
        <table:table-column table:style-name="co3" table:default-cell-style-name="ce3"/>
        <table:table-column table:style-name="co4" table:default-cell-style-name="ce11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51" table:default-cell-style-name="ce3"/>
        <table:table-column table:style-name="co8" table:number-columns-repeated="767" table:default-cell-style-name="Default"/>
        <table:table-row table:style-name="ro10">
          <table:table-cell table:style-name="ce9" office:value-type="string">
            <text:p>RuleID</text:p>
          </table:table-cell>
          <table:table-cell table:style-name="ce10" office:value-type="string">
            <text:p>rulenote</text:p>
          </table:table-cell>
          <table:table-cell table:style-name="ce9" office:value-type="string">
            <text:p>target</text:p>
          </table:table-cell>
          <table:table-cell table:style-name="ce9" office:value-type="string">
            <text:p>errorlevel</text:p>
          </table:table-cell>
          <table:table-cell table:style-name="ce9" office:value-type="string">
            <text:p>source</text:p>
          </table:table-cell>
          <table:table-cell table:style-name="ce9" table:number-columns-repeated="1019"/>
        </table:table-row>
        <table:table-row table:style-name="ro10">
          <table:table-cell table:style-name="ce2" office:value-type="string">
            <text:p>BIICORE-T10-R000</text:p>
          </table:table-cell>
          <table:table-cell table:style-name="ce5" office:value-type="string">
            <text:p>This XML instance is NOT a core BiiTrdm010 transaction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style-name="ce5"/>
          <table:table-cell table:style-name="ce7" table:number-columns-repeated="251"/>
          <table:table-cell table:style-name="ce8" table:number-columns-repeated="767"/>
        </table:table-row>
        <table:table-row table:style-name="ro10">
          <table:table-cell table:style-name="ce2" office:value-type="string">
            <text:p>BIICORE-T10-R001</text:p>
          </table:table-cell>
          <table:table-cell table:style-name="ce5" office:value-type="string">
            <text:p>An invoice SHOULD not contain empty elements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style-name="ce5"/>
          <table:table-cell table:style-name="ce7" table:number-columns-repeated="251"/>
          <table:table-cell table:style-name="ce8" table:number-columns-repeated="767"/>
        </table:table-row>
        <table:table-row table:style-name="ro4">
          <table:table-cell table:style-name="ce2" office:value-type="string">
            <text:p>BIICORE-T10-R00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0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0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0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0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0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0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0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1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1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1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1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1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1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1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1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1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1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2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2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2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2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2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2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2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2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2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2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3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3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3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3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3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3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3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3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3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3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4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4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4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4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4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4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4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4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4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4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5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5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5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5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5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5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5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5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5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5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6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6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6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6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6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6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6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6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6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6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7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7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7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7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7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7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7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7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7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7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8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8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8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8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8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8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8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8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8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8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9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9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9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9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9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9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9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9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9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09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0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0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0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0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0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0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0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0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0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0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1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1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1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1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1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1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1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1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1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1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2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2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2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2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2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2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2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2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2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2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3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3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3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3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3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3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3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3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3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3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4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4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4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4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4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4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4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4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4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4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5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5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5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5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5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5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5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5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5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5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6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6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6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6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6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6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6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6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6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6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7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7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7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7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7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7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7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7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7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7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8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8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8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8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8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8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8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8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8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8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9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9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9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9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9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9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9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9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9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19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0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0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0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0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0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0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0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0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0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0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1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1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1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1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1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1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1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1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1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1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2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2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2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2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2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2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2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2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2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2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3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3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3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3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3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3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3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3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3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3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4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4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4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4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4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4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4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4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4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4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5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5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5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5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5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5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5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5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5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5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6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6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6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6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6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6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6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6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6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6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7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7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7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7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7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7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7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7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7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7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8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8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8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8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8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8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8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8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8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8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9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9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9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9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9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9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9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9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9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29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0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0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0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0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0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0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0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0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0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0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1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1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1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1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1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1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1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1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1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1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2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2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2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2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2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2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2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2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2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2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3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3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3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3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3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3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3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3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3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3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4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4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4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4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4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4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4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4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4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4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5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5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5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5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5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5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5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5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5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5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6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6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6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6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6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6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6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6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6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6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7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7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7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7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7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7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7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7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7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7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8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8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8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8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8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8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0-R38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10">
          <table:table-cell table:style-name="ce2" office:value-type="string">
            <text:p>BIICORE-T10-R387</text:p>
          </table:table-cell>
          <table:table-cell table:style-name="ce5" office:value-type="string">
            <text:p>Element 'PartyIdentification' may occur at maximum 1 times.</text:p>
          </table:table-cell>
          <table:table-cell table:style-name="ce7" office:value-type="string">
            <text:p>Customer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10">
          <table:table-cell table:style-name="ce2" office:value-type="string">
            <text:p>BIICORE-T10-R388</text:p>
          </table:table-cell>
          <table:table-cell table:style-name="ce5" office:value-type="string">
            <text:p>Element 'PartyName' must occur exactly 1 times.</text:p>
          </table:table-cell>
          <table:table-cell table:style-name="ce7" office:value-type="string">
            <text:p>Customer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10">
          <table:table-cell table:style-name="ce2" office:value-type="string">
            <text:p>BIICORE-T10-R389</text:p>
          </table:table-cell>
          <table:table-cell table:style-name="ce5" office:value-type="string">
            <text:p>Element 'PartyTaxScheme' may occur at maximum 1 times.</text:p>
          </table:table-cell>
          <table:table-cell table:style-name="ce7" office:value-type="string">
            <text:p>Customer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10">
          <table:table-cell table:style-name="ce2" office:value-type="string">
            <text:p>BIICORE-T10-R390</text:p>
          </table:table-cell>
          <table:table-cell table:style-name="ce5" office:value-type="string">
            <text:p>Element 'PartyIdentification' may occur at maximum 1 times.</text:p>
          </table:table-cell>
          <table:table-cell table:style-name="ce7" office:value-type="string">
            <text:p>Supplier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10">
          <table:table-cell table:style-name="ce2" office:value-type="string">
            <text:p>BIICORE-T10-R391</text:p>
          </table:table-cell>
          <table:table-cell table:style-name="ce5" office:value-type="string">
            <text:p>Element 'PartyName' must occur exactly 1 times.</text:p>
          </table:table-cell>
          <table:table-cell table:style-name="ce7" office:value-type="string">
            <text:p>Supplier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10">
          <table:table-cell table:style-name="ce2" office:value-type="string">
            <text:p>BIICORE-T10-R392</text:p>
          </table:table-cell>
          <table:table-cell table:style-name="ce5" office:value-type="string">
            <text:p>Element 'PostalAddress' must occur exactly 1 times.</text:p>
          </table:table-cell>
          <table:table-cell table:style-name="ce7" office:value-type="string">
            <text:p>Supplier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10">
          <table:table-cell table:style-name="ce2" office:value-type="string">
            <text:p>BIICORE-T10-R393</text:p>
          </table:table-cell>
          <table:table-cell table:style-name="ce5" office:value-type="string">
            <text:p>Element 'PartyTaxScheme' may occur at maximum 1 times.</text:p>
          </table:table-cell>
          <table:table-cell table:style-name="ce7" office:value-type="string">
            <text:p>Supplier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10">
          <table:table-cell table:style-name="ce2" office:value-type="string">
            <text:p>BIICORE-T10-R394</text:p>
          </table:table-cell>
          <table:table-cell table:style-name="ce5" office:value-type="string">
            <text:p>Element 'TaxTotal' may occur at maximum 1 times.</text:p>
          </table:table-cell>
          <table:table-cell table:style-name="ce7" office:value-type="string">
            <text:p>InvoiceLin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10">
          <table:table-cell table:style-name="ce2" office:value-type="string">
            <text:p>BIICORE-T10-R395</text:p>
          </table:table-cell>
          <table:table-cell table:style-name="ce5" office:value-type="string">
            <text:p>Element 'Price' must occur exactly 1 times.</text:p>
          </table:table-cell>
          <table:table-cell table:style-name="ce7" office:value-type="string">
            <text:p>InvoiceLin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10">
          <table:table-cell table:style-name="ce2" office:value-type="string">
            <text:p>BIICORE-T10-R396</text:p>
          </table:table-cell>
          <table:table-cell table:style-name="ce5" office:value-type="string">
            <text:p>Element 'Description' may occur at maximum 1 times.</text:p>
          </table:table-cell>
          <table:table-cell table:style-name="ce7" office:value-type="string">
            <text:p>Item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10">
          <table:table-cell table:style-name="ce2" office:value-type="string">
            <text:p>BIICORE-T10-R397</text:p>
          </table:table-cell>
          <table:table-cell table:style-name="ce5" office:value-type="string">
            <text:p>Element 'Name' must occur exactly 1 times.</text:p>
          </table:table-cell>
          <table:table-cell table:style-name="ce7" office:value-type="string">
            <text:p>Item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10">
          <table:table-cell table:style-name="ce2" office:value-type="string">
            <text:p>BIICORE-T10-R398</text:p>
          </table:table-cell>
          <table:table-cell table:style-name="ce5" office:value-type="string">
            <text:p>Element 'ClassifiedTaxCategory' may occur at maximum 1 times.</text:p>
          </table:table-cell>
          <table:table-cell table:style-name="ce7" office:value-type="string">
            <text:p>Item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10">
          <table:table-cell table:style-name="ce2" office:value-type="string">
            <text:p>BIICORE-T10-R399</text:p>
          </table:table-cell>
          <table:table-cell table:style-name="ce5" office:value-type="string">
            <text:p>Element 'AllowanceCharge' may occur at maximum 1 times.</text:p>
          </table:table-cell>
          <table:table-cell table:style-name="ce7" office:value-type="string">
            <text:p>Pr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10">
          <table:table-cell table:style-name="ce2" office:value-type="string">
            <text:p>BIICORE-T10-R400</text:p>
          </table:table-cell>
          <table:table-cell table:style-name="ce5" office:value-type="string">
            <text:p>Element 'TaxExclusiveAmount' must occur exactly 1 times.</text:p>
          </table:table-cell>
          <table:table-cell table:style-name="ce7" office:value-type="string">
            <text:p>Monetary Total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10">
          <table:table-cell table:style-name="ce2" office:value-type="string">
            <text:p>BIICORE-T10-R401</text:p>
          </table:table-cell>
          <table:table-cell table:style-name="ce5" office:value-type="string">
            <text:p>Element 'TaxInclusiveAmount' must occur exactly 1 times.</text:p>
          </table:table-cell>
          <table:table-cell table:style-name="ce7" office:value-type="string">
            <text:p>Monetary Total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10">
          <table:table-cell table:style-name="ce2" office:value-type="string">
            <text:p>BIICORE-T10-R402</text:p>
          </table:table-cell>
          <table:table-cell table:style-name="ce5" office:value-type="string">
            <text:p>Element 'PartyIdentification' may occur at maximum 1 times.</text:p>
          </table:table-cell>
          <table:table-cell table:style-name="ce7" office:value-type="string">
            <text:p>Paye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10">
          <table:table-cell table:style-name="ce2" office:value-type="string">
            <text:p>BIICORE-T10-R403</text:p>
          </table:table-cell>
          <table:table-cell table:style-name="ce5" office:value-type="string">
            <text:p>Element 'PartyName' may occur at maximum 1 times</text:p>
          </table:table-cell>
          <table:table-cell table:style-name="ce7" office:value-type="string">
            <text:p>Paye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10">
          <table:table-cell table:style-name="ce2" office:value-type="string">
            <text:p>BIICORE-T10-R404</text:p>
          </table:table-cell>
          <table:table-cell table:style-name="ce5" office:value-type="string">
            <text:p>Element 'ID' must occur exactly 1 times.</text:p>
          </table:table-cell>
          <table:table-cell table:style-name="ce7" office:value-type="string">
            <text:p>Financial Account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0</text:p>
          </table:table-cell>
          <table:table-cell table:number-columns-repeated="1019"/>
        </table:table-row>
        <table:table-row table:style-name="ro1">
          <table:table-cell table:style-name="Default" table:number-columns-repeated="257"/>
          <table:table-cell table:number-columns-repeated="767"/>
        </table:table-row>
        <table:table-row table:style-name="ro1" table:number-rows-repeated="651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BL" table:style-name="ta4" table:print="false">
        <office:forms form:automatic-focus="false" form:apply-design-mode="false"/>
        <table:table-column table:style-name="co9" table:default-cell-style-name="ce13"/>
        <table:table-column table:style-name="co11" table:default-cell-style-name="ce13"/>
        <table:table-column table:style-name="co12" table:default-cell-style-name="ce5"/>
        <table:table-column table:style-name="co10" table:default-cell-style-name="Default"/>
        <table:table-column table:style-name="co13" table:default-cell-style-name="Default"/>
        <table:table-column table:style-name="co10" table:number-columns-repeated="1019" table:default-cell-style-name="Default"/>
        <table:table-row table:style-name="ro1">
          <table:table-cell table:style-name="ce9" office:value-type="string">
            <text:p>Source</text:p>
          </table:table-cell>
          <table:table-cell table:style-name="ce9" office:value-type="string">
            <text:p>Rule ID</text:p>
          </table:table-cell>
          <table:table-cell table:style-name="ce9" office:value-type="string">
            <text:p>Predicate</text:p>
          </table:table-cell>
          <table:table-cell table:style-name="ce9" office:value-type="string">
            <text:p>Prerequisite</text:p>
          </table:table-cell>
          <table:table-cell table:number-columns-repeated="1020"/>
        </table:table-row>
        <table:table-row table:style-name="ro10">
          <table:table-cell table:style-name="ce12" office:value-type="string">
            <text:p>T10</text:p>
          </table:table-cell>
          <table:table-cell table:style-name="ce5" office:value-type="string">
            <text:p>BIICORE-T10-R000</text:p>
          </table:table-cell>
          <table:table-cell table:style-name="ce14" office:value-type="string">
            <text:p><text:span text:style-name="T1">contains(cbc:CustomizationID, '</text:span><text:span text:style-name="T2">urn:</text:span><text:span text:style-name="T2"><text:a xlink:href="http://www.cenbii.eu/">www.cenbii.eu</text:a></text:span><text:span text:style-name="T2">:transaction:biicoretrdm010:ver1.0</text:span><text:span text:style-name="T1">')</text:span></text:p>
          </table:table-cell>
          <table:table-cell table:style-name="ce9"/>
          <table:table-cell table:number-columns-repeated="1020"/>
        </table:table-row>
        <table:table-row table:style-name="ro5">
          <table:table-cell table:style-name="ce12" office:value-type="string">
            <text:p>T10</text:p>
          </table:table-cell>
          <table:table-cell table:style-name="ce5" office:value-type="string">
            <text:p>BIICORE-T10-R001</text:p>
          </table:table-cell>
          <table:table-cell office:value-type="string">
            <text:p>not(count(//*[not(text())]) &gt; 0)</text:p>
          </table:table-cell>
          <table:table-cell table:style-name="ce15"/>
          <table:table-cell table:number-columns-repeated="17"/>
          <table:table-cell table:style-name="ce7" table:number-columns-repeated="236"/>
          <table:table-cell table:style-name="ce8" table:number-columns-repeated="766"/>
          <table:table-cell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02</text:p>
          </table:table-cell>
          <table:table-cell office:value-type="string">
            <text:p>not(cbc:CopyIndicator) 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03</text:p>
          </table:table-cell>
          <table:table-cell office:value-type="string">
            <text:p>not(cbc:UUID) 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04</text:p>
          </table:table-cell>
          <table:table-cell office:value-type="string">
            <text:p>not(cbc:IssueTime) 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05</text:p>
          </table:table-cell>
          <table:table-cell office:value-type="string">
            <text:p>not(cbc:TaxCurrencyCod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06</text:p>
          </table:table-cell>
          <table:table-cell office:value-type="string">
            <text:p>not(cbc:PricingCurrencyCode) 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07</text:p>
          </table:table-cell>
          <table:table-cell office:value-type="string">
            <text:p>not(cbc:PaymentCurrencyCode) 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08</text:p>
          </table:table-cell>
          <table:table-cell office:value-type="string">
            <text:p>not(cbc:PaymentAlternativeCurrencyCode) 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09</text:p>
          </table:table-cell>
          <table:table-cell office:value-type="string">
            <text:p>not(cbc:AccountingCostCode) 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10</text:p>
          </table:table-cell>
          <table:table-cell office:value-type="string">
            <text:p>not(cbc:LineCountNumeric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11</text:p>
          </table:table-cell>
          <table:table-cell office:value-type="string">
            <text:p>not(cac:BillingReferenc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12</text:p>
          </table:table-cell>
          <table:table-cell office:value-type="string">
            <text:p>not(cac:DespatchDocumentReference) 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13</text:p>
          </table:table-cell>
          <table:table-cell office:value-type="string">
            <text:p>not(cac:ReceiptDocumentReferenc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14</text:p>
          </table:table-cell>
          <table:table-cell office:value-type="string">
            <text:p>not(cac:OriginatorDocumentReferenc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15</text:p>
          </table:table-cell>
          <table:table-cell office:value-type="string">
            <text:p>not(cac:Signatur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16</text:p>
          </table:table-cell>
          <table:table-cell office:value-type="string">
            <text:p>not(cac:BuyerCustomerParty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17</text:p>
          </table:table-cell>
          <table:table-cell office:value-type="string">
            <text:p>not(cac:SellerSupplierParty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18</text:p>
          </table:table-cell>
          <table:table-cell office:value-type="string">
            <text:p>not(cac:TaxRepresentativeParty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19</text:p>
          </table:table-cell>
          <table:table-cell office:value-type="string">
            <text:p>not(cac:DeliveryTerms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20</text:p>
          </table:table-cell>
          <table:table-cell office:value-type="string">
            <text:p>not(cac:PrepaidPayment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21</text:p>
          </table:table-cell>
          <table:table-cell office:value-type="string">
            <text:p>not(cac:TaxExchangeRat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22</text:p>
          </table:table-cell>
          <table:table-cell office:value-type="string">
            <text:p>not(cac:PricingExchangeRat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23</text:p>
          </table:table-cell>
          <table:table-cell office:value-type="string">
            <text:p>not(cac:PaymentExchangeRat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24</text:p>
          </table:table-cell>
          <table:table-cell office:value-type="string">
            <text:p>not(cac:PaymentAlternativeExchangeRat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25</text:p>
          </table:table-cell>
          <table:table-cell office:value-type="string">
            <text:p>not(cac:InvoicePeriod/cbc:StartTim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26</text:p>
          </table:table-cell>
          <table:table-cell office:value-type="string">
            <text:p>not(cac:InvoicePeriod/cbc:EndTim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27</text:p>
          </table:table-cell>
          <table:table-cell office:value-type="string">
            <text:p>not(cac:InvoicePeriod/cbc:DurationMeasur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28</text:p>
          </table:table-cell>
          <table:table-cell office:value-type="string">
            <text:p>not(cac:InvoicePeriod/cbc:Description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29</text:p>
          </table:table-cell>
          <table:table-cell office:value-type="string">
            <text:p>not(cac:InvoicePeriod/cbc:DescriptionCod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30</text:p>
          </table:table-cell>
          <table:table-cell office:value-type="string">
            <text:p>not(cac:OrderReference/cbc:SalesOrderID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31</text:p>
          </table:table-cell>
          <table:table-cell office:value-type="string">
            <text:p>not(cac:OrderReference/cbc:CopyIndicator) 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32</text:p>
          </table:table-cell>
          <table:table-cell office:value-type="string">
            <text:p>not(cac:OrderReference/cbc:UUID) 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33</text:p>
          </table:table-cell>
          <table:table-cell office:value-type="string">
            <text:p>not(cac:OrderReference/cbc:IssueDate) 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34</text:p>
          </table:table-cell>
          <table:table-cell office:value-type="string">
            <text:p>not(cac:OrderReference/cbc:IssueTime) 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35</text:p>
          </table:table-cell>
          <table:table-cell office:value-type="string">
            <text:p>not(cac:OrderReference/cbc:CustomerReferenc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36</text:p>
          </table:table-cell>
          <table:table-cell office:value-type="string">
            <text:p>not(cac:OrderReference/cac:DocumentReferenc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37</text:p>
          </table:table-cell>
          <table:table-cell office:value-type="string">
            <text:p>not(cac:ContractDocumentReference/cbc:CooyIndicator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38</text:p>
          </table:table-cell>
          <table:table-cell office:value-type="string">
            <text:p>not(cac:ContractDocumentReference/cbc:UUID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39</text:p>
          </table:table-cell>
          <table:table-cell office:value-type="string">
            <text:p>not(cac:ContractDocumentReference/cbc:IssueDat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40</text:p>
          </table:table-cell>
          <table:table-cell office:value-type="string">
            <text:p>not(cac:ContractDocumentReference/cbc:DocumentTypeCod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41</text:p>
          </table:table-cell>
          <table:table-cell office:value-type="string">
            <text:p>not(cac:ContractDocumentReference/cbc:XPath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42</text:p>
          </table:table-cell>
          <table:table-cell office:value-type="string">
            <text:p>not(cac:ContractDocumentReference/cac:Attachment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43</text:p>
          </table:table-cell>
          <table:table-cell office:value-type="string">
            <text:p>not(cac:AdditionalDocumentReference/cbc:CopyIndicator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44</text:p>
          </table:table-cell>
          <table:table-cell office:value-type="string">
            <text:p>not(cac:AdditionalDocumentReference/cbc:UUID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45</text:p>
          </table:table-cell>
          <table:table-cell office:value-type="string">
            <text:p>not(cac:AdditionalDocumentReference/cbc:IssueDat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46</text:p>
          </table:table-cell>
          <table:table-cell office:value-type="string">
            <text:p>not(cac:AdditionalDocumentReference/cbc:DocumentTypeCod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47</text:p>
          </table:table-cell>
          <table:table-cell office:value-type="string">
            <text:p>not(cac:AdditionalDocumentReference/cbc:XPath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48</text:p>
          </table:table-cell>
          <table:table-cell office:value-type="string">
            <text:p>not(cac:AdditionalDocumentReference/cac:Attachment/cac:ExternalReference/cbc:DocumentHash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49</text:p>
          </table:table-cell>
          <table:table-cell office:value-type="string">
            <text:p>not(cac:AdditionalDocumentReference/cac:Attachment/cac:ExternalReference/cbc:ExpiryDat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50</text:p>
          </table:table-cell>
          <table:table-cell office:value-type="string">
            <text:p>not(cac:AdditionalDocumentReference/cac:Attachment/cac:ExternalReference/cbc:ExpiryTim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51</text:p>
          </table:table-cell>
          <table:table-cell office:value-type="string">
            <text:p>not(cac:AccountingSupplierParty/cbc:CustomerAssignedAccountID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52</text:p>
          </table:table-cell>
          <table:table-cell office:value-type="string">
            <text:p>not(cac:AccountingSupplierParty/cbc:AdditionalAccountID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53</text:p>
          </table:table-cell>
          <table:table-cell office:value-type="string">
            <text:p>not(cac:AccountingSupplierParty/cbc:DataSendingCapability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54</text:p>
          </table:table-cell>
          <table:table-cell office:value-type="string">
            <text:p>not(cac:AccountingSupplierParty/cac:DespatchContact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55</text:p>
          </table:table-cell>
          <table:table-cell office:value-type="string">
            <text:p>not(cac:AccountingSupplierParty/cac:AccountingContact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56</text:p>
          </table:table-cell>
          <table:table-cell office:value-type="string">
            <text:p>not(cac:AccountingSupplierParty/cac:SellerContact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57</text:p>
          </table:table-cell>
          <table:table-cell office:value-type="string">
            <text:p>not(cac:AccountingSupplierParty/cac:Party/cbc:MarkCareIndicator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58</text:p>
          </table:table-cell>
          <table:table-cell office:value-type="string">
            <text:p>not(cac:AccountingSupplierParty/cac:Party/cbc:MarkAttentionIndicator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59</text:p>
          </table:table-cell>
          <table:table-cell office:value-type="string">
            <text:p>not(cac:AccountingSupplierParty/cac:Party/cbc:WebsiteURI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60</text:p>
          </table:table-cell>
          <table:table-cell office:value-type="string">
            <text:p>not(cac:AccountingSupplierParty/cac:Party/cbc:LogoReferenceID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61</text:p>
          </table:table-cell>
          <table:table-cell office:value-type="string">
            <text:p>not(cac:AccountingSupplierParty/cac:Party/cac:Languag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62</text:p>
          </table:table-cell>
          <table:table-cell office:value-type="string">
            <text:p>not(cac:AccountingSupplierParty/cac:Party/cac:PostalAddress/cbc:AddressTypeCod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63</text:p>
          </table:table-cell>
          <table:table-cell office:value-type="string">
            <text:p>not(cac:AccountingSupplierParty/cac:Party/cac:PostalAddress/cbc:AddressFormatCod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64</text:p>
          </table:table-cell>
          <table:table-cell office:value-type="string">
            <text:p>not(cac:AccountingSupplierParty/cac:Party/cac:PostalAddress/cbc:Floor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65</text:p>
          </table:table-cell>
          <table:table-cell office:value-type="string">
            <text:p>not(cac:AccountingSupplierParty/cac:Party/cac:PostalAddress/cbc:Room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66</text:p>
          </table:table-cell>
          <table:table-cell office:value-type="string">
            <text:p>not(cac:AccountingSupplierParty/cac:Party/cac:PostalAddress/cbc:BlockNam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67</text:p>
          </table:table-cell>
          <table:table-cell office:value-type="string">
            <text:p>not(cac:AccountingSupplierParty/cac:Party/cac:PostalAddress/cbc:BuildingNam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68</text:p>
          </table:table-cell>
          <table:table-cell office:value-type="string">
            <text:p>not(cac:AccountingSupplierParty/cac:Party/cac:PostalAddress/cbc:InhouseMail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69</text:p>
          </table:table-cell>
          <table:table-cell office:value-type="string">
            <text:p>not(cac:AccountingSupplierParty/cac:Party/cac:PostalAddress/cbc:MarkAttention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70</text:p>
          </table:table-cell>
          <table:table-cell office:value-type="string">
            <text:p>not(cac:AccountingSupplierParty/cac:Party/cac:PostalAddress/cbc:MarkCar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71</text:p>
          </table:table-cell>
          <table:table-cell office:value-type="string">
            <text:p>not(cac:AccountingSupplierParty/cac:Party/cac:PostalAddress/cbc:PlotIdentification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72</text:p>
          </table:table-cell>
          <table:table-cell office:value-type="string">
            <text:p>not(cac:AccountingSupplierParty/cac:Party/cac:PostalAddress/cbc:CitySubdivisionNam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73</text:p>
          </table:table-cell>
          <table:table-cell office:value-type="string">
            <text:p>not(cac:AccountingSupplierParty/cac:Party/cac:PostalAddress/cbc:Region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74</text:p>
          </table:table-cell>
          <table:table-cell office:value-type="string">
            <text:p>not(cac:AccountingSupplierParty/cac:Party/cac:PostalAddress/cbc:District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75</text:p>
          </table:table-cell>
          <table:table-cell office:value-type="string">
            <text:p>not(cac:AccountingSupplierParty/cac:Party/cac:PostalAddress/cbc:TimezoneOffset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76</text:p>
          </table:table-cell>
          <table:table-cell office:value-type="string">
            <text:p>not(cac:AccountingSupplierParty/cac:Party/cac:PostalAddress/cac:AddressLin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77</text:p>
          </table:table-cell>
          <table:table-cell office:value-type="string">
            <text:p>not(cac:AccountingSupplierParty/cac:Party/cac:PostalAddress/cac:Country/cbc:Nam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78</text:p>
          </table:table-cell>
          <table:table-cell office:value-type="string">
            <text:p>not(cac:AccountingSupplierParty/cac:Party/cac:PostalAddress/cac:LocationCoordinat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79</text:p>
          </table:table-cell>
          <table:table-cell office:value-type="string">
            <text:p>not(cac:AccountingSupplierParty/cac:Party/cac:PhysicalLocation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80</text:p>
          </table:table-cell>
          <table:table-cell office:value-type="string">
            <text:p>not(cac:AccountingSupplierParty/cac:Party/cac:PartyTaxScheme/cbc:RegistrationNam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81</text:p>
          </table:table-cell>
          <table:table-cell office:value-type="string">
            <text:p>not(cac:AccountingSupplierParty/cac:Party/cac:PartyTaxScheme/cbc:TaxLevelCod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82</text:p>
          </table:table-cell>
          <table:table-cell office:value-type="string">
            <text:p>not(cac:AccountingSupplierParty/cac:Party/cac:PartyTaxScheme/cbc:ExemptionReasonCod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83</text:p>
          </table:table-cell>
          <table:table-cell office:value-type="string">
            <text:p>not(cac:AccountingSupplierParty/cac:Party/cac:PartyTaxScheme/cbc:ExemptionReason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84</text:p>
          </table:table-cell>
          <table:table-cell office:value-type="string">
            <text:p>not(cac:AccountingSupplierParty/cac:Party/cac:PartyTaxScheme/cac:RegistrationAddress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85</text:p>
          </table:table-cell>
          <table:table-cell office:value-type="string">
            <text:p>not(cac:AccountingSupplierParty/cac:Party/cac:PartyTaxScheme/cac:TaxScheme/cbc:Nam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86</text:p>
          </table:table-cell>
          <table:table-cell office:value-type="string">
            <text:p>not(cac:AccountingSupplierParty/cac:Party/cac:PartyTaxScheme/cac:TaxScheme/cbc:TaxTypeCod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87</text:p>
          </table:table-cell>
          <table:table-cell office:value-type="string">
            <text:p>not(cac:AccountingSupplierParty/cac:Party/cac:PartyTaxScheme/cac:TaxScheme/cbc:CurrencyCod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0</text:p>
          </table:table-cell>
          <table:table-cell table:style-name="ce5" office:value-type="string">
            <text:p>BIICORE-T10-R088</text:p>
          </table:table-cell>
          <table:table-cell office:value-type="string">
            <text:p>not(cac:AccountingSupplierParty/cac:Party/cac:PartyTaxScheme/cac:TaxScheme/cac:JurisdictionRegionAddress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0</text:p>
          </table:table-cell>
          <table:table-cell table:style-name="ce5" office:value-type="string">
            <text:p>BIICORE-T10-R089</text:p>
          </table:table-cell>
          <table:table-cell office:value-type="string">
            <text:p>not(cac:AccountingSupplierParty/cac:Party/cac:PartyLegalEntity/cac:RegistrationAddress/cbc:AddressTypeCod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0</text:p>
          </table:table-cell>
          <table:table-cell table:style-name="ce5" office:value-type="string">
            <text:p>BIICORE-T10-R090</text:p>
          </table:table-cell>
          <table:table-cell office:value-type="string">
            <text:p>not(cac:AccountingSupplierParty/cac:Party/cac:PartyLegalEntity/cac:RegistrationAddress/cbc:AddressFormatCod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91</text:p>
          </table:table-cell>
          <table:table-cell office:value-type="string">
            <text:p>not(cac:AccountingSupplierParty/cac:Party/cac:PartyLegalEntity/cac:RegistrationAddress/cbc:Postbox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92</text:p>
          </table:table-cell>
          <table:table-cell office:value-type="string">
            <text:p>not(cac:AccountingSupplierParty/cac:Party/cac:PartyLegalEntity/cac:RegistrationAddress/cbc:Floor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093</text:p>
          </table:table-cell>
          <table:table-cell office:value-type="string">
            <text:p>not(cac:AccountingSupplierParty/cac:Party/cac:PartyLegalEntity/cac:RegistrationAddress/cbc:Room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0</text:p>
          </table:table-cell>
          <table:table-cell table:style-name="ce5" office:value-type="string">
            <text:p>BIICORE-T10-R094</text:p>
          </table:table-cell>
          <table:table-cell office:value-type="string">
            <text:p>not(cac:AccountingSupplierParty/cac:Party/cac:PartyLegalEntity/cac:RegistrationAddress/cbc:StreetNam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0</text:p>
          </table:table-cell>
          <table:table-cell table:style-name="ce5" office:value-type="string">
            <text:p>BIICORE-T10-R095</text:p>
          </table:table-cell>
          <table:table-cell office:value-type="string">
            <text:p>not(cac:AccountingSupplierParty/cac:Party/cac:PartyLegalEntity/cac:RegistrationAddress/cbc:AdditionalStreetNam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0</text:p>
          </table:table-cell>
          <table:table-cell table:style-name="ce5" office:value-type="string">
            <text:p>BIICORE-T10-R096</text:p>
          </table:table-cell>
          <table:table-cell office:value-type="string">
            <text:p>not(cac:AccountingSupplierParty/cac:Party/cac:PartyLegalEntity/cac:RegistrationAddress/cbc:BlockNam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0</text:p>
          </table:table-cell>
          <table:table-cell table:style-name="ce5" office:value-type="string">
            <text:p>BIICORE-T10-R097</text:p>
          </table:table-cell>
          <table:table-cell office:value-type="string">
            <text:p>not(cac:AccountingSupplierParty/cac:Party/cac:PartyLegalEntity/cac:RegistrationAddress/cbc:BuildingNam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0</text:p>
          </table:table-cell>
          <table:table-cell table:style-name="ce5" office:value-type="string">
            <text:p>BIICORE-T10-R098</text:p>
          </table:table-cell>
          <table:table-cell office:value-type="string">
            <text:p>not(cac:AccountingSupplierParty/cac:Party/cac:PartyLegalEntity/cac:RegistrationAddress/cbc:BuildingNumber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0</text:p>
          </table:table-cell>
          <table:table-cell table:style-name="ce5" office:value-type="string">
            <text:p>BIICORE-T10-R099</text:p>
          </table:table-cell>
          <table:table-cell office:value-type="string">
            <text:p>not(cac:AccountingSupplierParty/cac:Party/cac:PartyLegalEntity/cac:RegistrationAddress/cbc:InhouseMail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0</text:p>
          </table:table-cell>
          <table:table-cell table:style-name="ce5" office:value-type="string">
            <text:p>BIICORE-T10-R100</text:p>
          </table:table-cell>
          <table:table-cell office:value-type="string">
            <text:p>not(cac:AccountingSupplierParty/cac:Party/cac:PartyLegalEntity/cac:RegistrationAddress/cbc:Department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0</text:p>
          </table:table-cell>
          <table:table-cell table:style-name="ce5" office:value-type="string">
            <text:p>BIICORE-T10-R101</text:p>
          </table:table-cell>
          <table:table-cell office:value-type="string">
            <text:p>not(cac:AccountingSupplierParty/cac:Party/cac:PartyLegalEntity/cac:RegistrationAddress/cbc:MarkAttention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0</text:p>
          </table:table-cell>
          <table:table-cell table:style-name="ce5" office:value-type="string">
            <text:p>BIICORE-T10-R102</text:p>
          </table:table-cell>
          <table:table-cell office:value-type="string">
            <text:p>not(cac:AccountingSupplierParty/cac:Party/cac:PartyLegalEntity/cac:RegistrationAddress/cbc:MarkCar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0</text:p>
          </table:table-cell>
          <table:table-cell table:style-name="ce5" office:value-type="string">
            <text:p>BIICORE-T10-R103</text:p>
          </table:table-cell>
          <table:table-cell office:value-type="string">
            <text:p>not(cac:AccountingSupplierParty/cac:Party/cac:PartyLegalEntity/cac:RegistrationAddress/cbc:PlotIdentification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0</text:p>
          </table:table-cell>
          <table:table-cell table:style-name="ce5" office:value-type="string">
            <text:p>BIICORE-T10-R104</text:p>
          </table:table-cell>
          <table:table-cell office:value-type="string">
            <text:p>not(cac:AccountingSupplierParty/cac:Party/cac:PartyLegalEntity/cac:RegistrationAddress/cbc:CitySubdivisionNam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0</text:p>
          </table:table-cell>
          <table:table-cell table:style-name="ce5" office:value-type="string">
            <text:p>BIICORE-T10-R105</text:p>
          </table:table-cell>
          <table:table-cell office:value-type="string">
            <text:p>not(cac:AccountingSupplierParty/cac:Party/cac:PartyLegalEntity/cac:RegistrationAddress/cbc:PostalZon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0</text:p>
          </table:table-cell>
          <table:table-cell table:style-name="ce5" office:value-type="string">
            <text:p>BIICORE-T10-R106</text:p>
          </table:table-cell>
          <table:table-cell office:value-type="string">
            <text:p>not(cac:AccountingSupplierParty/cac:Party/cac:PartyLegalEntity/cac:RegistrationAddress/cbc:CountrySubentityCod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07</text:p>
          </table:table-cell>
          <table:table-cell office:value-type="string">
            <text:p>not(cac:AccountingSupplierParty/cac:Party/cac:PartyLegalEntity/cac:RegistrationAddress/cbc:Region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08</text:p>
          </table:table-cell>
          <table:table-cell office:value-type="string">
            <text:p>not(cac:AccountingSupplierParty/cac:Party/cac:PartyLegalEntity/cac:RegistrationAddress/cbc:District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0</text:p>
          </table:table-cell>
          <table:table-cell table:style-name="ce5" office:value-type="string">
            <text:p>BIICORE-T10-R109</text:p>
          </table:table-cell>
          <table:table-cell office:value-type="string">
            <text:p>not(cac:AccountingSupplierParty/cac:Party/cac:PartyLegalEntity/cac:RegistrationAddress/cbc:TimezoneOffset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0</text:p>
          </table:table-cell>
          <table:table-cell table:style-name="ce5" office:value-type="string">
            <text:p>BIICORE-T10-R110</text:p>
          </table:table-cell>
          <table:table-cell office:value-type="string">
            <text:p>not(cac:AccountingSupplierParty/cac:Party/cac:PartyLegalEntity/cac:RegistrationAddress/cac:AddressLin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0</text:p>
          </table:table-cell>
          <table:table-cell table:style-name="ce5" office:value-type="string">
            <text:p>BIICORE-T10-R111</text:p>
          </table:table-cell>
          <table:table-cell office:value-type="string">
            <text:p>not(cac:AccountingSupplierParty/cac:Party/cac:PartyLegalEntity/cac:RegistrationAddress/cac:Country/cbc:Nam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0</text:p>
          </table:table-cell>
          <table:table-cell table:style-name="ce5" office:value-type="string">
            <text:p>BIICORE-T10-R112</text:p>
          </table:table-cell>
          <table:table-cell office:value-type="string">
            <text:p>not(cac:AccountingSupplierParty/cac:Party/cac:PartyLegalEntity/cac:RegistrationAddress/cac:LocationCoordinat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13</text:p>
          </table:table-cell>
          <table:table-cell office:value-type="string">
            <text:p>not(cac:AccountingSupplierParty/cac:Party/cac:PartyLegalEntity/cac:CorporateRegistrationSchem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14</text:p>
          </table:table-cell>
          <table:table-cell office:value-type="string">
            <text:p>not(cac:AccountingSupplierParty/cac:Party/cac:Contact/cbc:ID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15</text:p>
          </table:table-cell>
          <table:table-cell office:value-type="string">
            <text:p>not(cac:AccountingSupplierParty/cac:Party/cac:Contact/cbc:Nam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16</text:p>
          </table:table-cell>
          <table:table-cell office:value-type="string">
            <text:p>not(cac:AccountingSupplierParty/cac:Party/cac:Contact/cbc:Not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17</text:p>
          </table:table-cell>
          <table:table-cell office:value-type="string">
            <text:p>not(cac:AccountingSupplierParty/cac:Party/cac:Contact/cac:OtherCommunication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18</text:p>
          </table:table-cell>
          <table:table-cell office:value-type="string">
            <text:p>not(cac:AccountingSupplierParty/cac:Party/cac:Person/cbc:Titl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19</text:p>
          </table:table-cell>
          <table:table-cell office:value-type="string">
            <text:p>not(cac:AccountingSupplierParty/cac:Party/cac:Person/cbc:NameSuffix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20</text:p>
          </table:table-cell>
          <table:table-cell office:value-type="string">
            <text:p>not(cac:AccountingSupplierParty/cac:Party/cac:Person/cbc:OrganizationDepartment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21</text:p>
          </table:table-cell>
          <table:table-cell office:value-type="string">
            <text:p>not(cac:AccountingSupplierParty/cac:Party/cac:AgentParty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22</text:p>
          </table:table-cell>
          <table:table-cell office:value-type="string">
            <text:p>not(cac:AccountingCustomerParty/cbc:SupplierAssignedAccountID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23</text:p>
          </table:table-cell>
          <table:table-cell office:value-type="string">
            <text:p>not(cac:AccountingCustomerParty/cbc:CustomerAssignedAccountID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24</text:p>
          </table:table-cell>
          <table:table-cell office:value-type="string">
            <text:p>not(cac:AccountingCustomerParty/cbc:AdditionalAccountID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25</text:p>
          </table:table-cell>
          <table:table-cell office:value-type="string">
            <text:p>not(cac:AccountingCustomerParty/cac:DeliveryContact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26</text:p>
          </table:table-cell>
          <table:table-cell office:value-type="string">
            <text:p>not(cac:AccountingCustomerParty/cac:AccountingContact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27</text:p>
          </table:table-cell>
          <table:table-cell office:value-type="string">
            <text:p>not(cac:AccountingCustomerParty/cac:BuyerContact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28</text:p>
          </table:table-cell>
          <table:table-cell office:value-type="string">
            <text:p>not(cac:AccountingCustomerParty/cac:Party/cbc:MarkCareIndicator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29</text:p>
          </table:table-cell>
          <table:table-cell office:value-type="string">
            <text:p>not(cac:AccountingCustomerParty/cac:Party/cbc:MarkAttentionIndicator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30</text:p>
          </table:table-cell>
          <table:table-cell office:value-type="string">
            <text:p>not(cac:AccountingCustomerParty/cac:Party/cbc:WebsiteURI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31</text:p>
          </table:table-cell>
          <table:table-cell office:value-type="string">
            <text:p>not(cac:AccountingCustomerParty/cac:Party/cbc:LogoReferenceID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32</text:p>
          </table:table-cell>
          <table:table-cell office:value-type="string">
            <text:p>not(cac:AccountingCustomerParty/cac:Party/cac:Languag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33</text:p>
          </table:table-cell>
          <table:table-cell office:value-type="string">
            <text:p>not(cac:AccountingCustomerParty/cac:Party/cac:PostalAddress/cbc:AddressTypeCod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34</text:p>
          </table:table-cell>
          <table:table-cell office:value-type="string">
            <text:p>not(cac:AccountingCustomerParty/cac:Party/cac:PostalAddress/cbc:AddressFormatCod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35</text:p>
          </table:table-cell>
          <table:table-cell office:value-type="string">
            <text:p>not(cac:AccountingCustomerParty/cac:Party/cac:PostalAddress/cbc:Floor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36</text:p>
          </table:table-cell>
          <table:table-cell office:value-type="string">
            <text:p>not(cac:AccountingCustomerParty/cac:Party/cac:PostalAddress/cbc:Room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37</text:p>
          </table:table-cell>
          <table:table-cell office:value-type="string">
            <text:p>not(cac:AccountingCustomerParty/cac:Party/cac:PostalAddress/cbc:BlockNam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38</text:p>
          </table:table-cell>
          <table:table-cell office:value-type="string">
            <text:p>not(cac:AccountingCustomerParty/cac:Party/cac:PostalAddress/cbc:BuildingNam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39</text:p>
          </table:table-cell>
          <table:table-cell office:value-type="string">
            <text:p>not(cac:AccountingCustomerParty/cac:Party/cac:PostalAddress/cbc:InhouseMail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40</text:p>
          </table:table-cell>
          <table:table-cell office:value-type="string">
            <text:p>not(cac:AccountingCustomerParty/cac:Party/cac:PostalAddress/cbc:MarkAttention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41</text:p>
          </table:table-cell>
          <table:table-cell office:value-type="string">
            <text:p>not(cac:AccountingCustomerParty/cac:Party/cac:PostalAddress/cbc:MarkCar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42</text:p>
          </table:table-cell>
          <table:table-cell office:value-type="string">
            <text:p>not(cac:AccountingCustomerParty/cac:Party/cac:PostalAddress/cbc:PlotIdentification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43</text:p>
          </table:table-cell>
          <table:table-cell office:value-type="string">
            <text:p>not(cac:AccountingCustomerParty/cac:Party/cac:PostalAddress/cbc:CitySubdivisionNam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44</text:p>
          </table:table-cell>
          <table:table-cell office:value-type="string">
            <text:p>not(cac:AccountingCustomerParty/cac:Party/cac:PostalAddress/cbc:Region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45</text:p>
          </table:table-cell>
          <table:table-cell office:value-type="string">
            <text:p>not(cac:AccountingCustomerParty/cac:Party/cac:PostalAddress/cbc:District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46</text:p>
          </table:table-cell>
          <table:table-cell office:value-type="string">
            <text:p>not(cac:AccountingCustomerParty/cac:Party/cac:PostalAddress/cbc:TimezoneOffset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47</text:p>
          </table:table-cell>
          <table:table-cell office:value-type="string">
            <text:p>not(cac:AccountingCustomerParty/cac:Party/cac:PostalAddress/cac:AddressLin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48</text:p>
          </table:table-cell>
          <table:table-cell office:value-type="string">
            <text:p>not(cac:AccountingCustomerParty/cac:Party/cac:PostalAddress/cac:Country/cbc:Nam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49</text:p>
          </table:table-cell>
          <table:table-cell office:value-type="string">
            <text:p>not(cac:AccountingCustomerParty/cac:Party/cac:PostalAddress/cac:LocationCoordinat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50</text:p>
          </table:table-cell>
          <table:table-cell office:value-type="string">
            <text:p>not(cac:AccountingCustomerParty/cac:Party/cac:PhysicalLocation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51</text:p>
          </table:table-cell>
          <table:table-cell office:value-type="string">
            <text:p>not(cac:AccountingCustomerParty/cac:Party/cac:PartyTaxScheme/cbc:RegistrationNam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52</text:p>
          </table:table-cell>
          <table:table-cell office:value-type="string">
            <text:p>not(cac:AccountingCustomerParty/cac:Party/cac:PartyTaxScheme/cbc:TaxLevelCod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53</text:p>
          </table:table-cell>
          <table:table-cell office:value-type="string">
            <text:p>not(cac:AccountingCustomerParty/cac:Party/cac:PartyTaxScheme/cbc:ExemptionReasonCod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54</text:p>
          </table:table-cell>
          <table:table-cell office:value-type="string">
            <text:p>not(cac:AccountingCustomerParty/cac:Party/cac:PartyTaxScheme/cbc:ExemptionReason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55</text:p>
          </table:table-cell>
          <table:table-cell office:value-type="string">
            <text:p>not(cac:AccountingCustomerParty/cac:Party/cac:PartyTaxScheme/cac:RegistrationAddress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56</text:p>
          </table:table-cell>
          <table:table-cell office:value-type="string">
            <text:p>not(cac:AccountingCustomerParty/cac:Party/cac:PartyTaxScheme/cac:TaxScheme/cbc:Nam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57</text:p>
          </table:table-cell>
          <table:table-cell office:value-type="string">
            <text:p>not(cac:AccountingCustomerParty/cac:Party/cac:PartyTaxScheme/cac:TaxScheme/cbc:TaxTypeCod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58</text:p>
          </table:table-cell>
          <table:table-cell office:value-type="string">
            <text:p>not(cac:AccountingCustomerParty/cac:Party/cac:PartyTaxScheme/cac:TaxScheme/cbc:CurrencyCod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0</text:p>
          </table:table-cell>
          <table:table-cell table:style-name="ce5" office:value-type="string">
            <text:p>BIICORE-T10-R159</text:p>
          </table:table-cell>
          <table:table-cell office:value-type="string">
            <text:p>not(cac:AccountingCustomerParty/cac:Party/cac:PartyTaxScheme/cac:TaxScheme/cac:JurisdictionRegionAddress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0</text:p>
          </table:table-cell>
          <table:table-cell table:style-name="ce5" office:value-type="string">
            <text:p>BIICORE-T10-R160</text:p>
          </table:table-cell>
          <table:table-cell office:value-type="string">
            <text:p>not(cac:AccountingCustomerParty/cac:Party/cac:PartyLegalEntity/cac:RegistrationAddress/cbc:AddressTypeCod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0</text:p>
          </table:table-cell>
          <table:table-cell table:style-name="ce5" office:value-type="string">
            <text:p>BIICORE-T10-R161</text:p>
          </table:table-cell>
          <table:table-cell office:value-type="string">
            <text:p>not(cac:AccountingCustomerParty/cac:Party/cac:PartyLegalEntity/cac:RegistrationAddress/cbc:AddressFormatCod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0</text:p>
          </table:table-cell>
          <table:table-cell table:style-name="ce5" office:value-type="string">
            <text:p>BIICORE-T10-R162</text:p>
          </table:table-cell>
          <table:table-cell office:value-type="string">
            <text:p>not(cac:AccountingCustomerParty/cac:Party/cac:PartyLegalEntity/cac:RegistrationAddress/cbc:Postbox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63</text:p>
          </table:table-cell>
          <table:table-cell office:value-type="string">
            <text:p>not(cac:AccountingCustomerParty/cac:Party/cac:PartyLegalEntity/cac:RegistrationAddress/cbc:Floor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64</text:p>
          </table:table-cell>
          <table:table-cell office:value-type="string">
            <text:p>not(cac:AccountingCustomerParty/cac:Party/cac:PartyLegalEntity/cac:RegistrationAddress/cbc:Room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0</text:p>
          </table:table-cell>
          <table:table-cell table:style-name="ce5" office:value-type="string">
            <text:p>BIICORE-T10-R165</text:p>
          </table:table-cell>
          <table:table-cell office:value-type="string">
            <text:p>not(cac:AccountingCustomerParty/cac:Party/cac:PartyLegalEntity/cac:RegistrationAddress/cbc:StreetNam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0</text:p>
          </table:table-cell>
          <table:table-cell table:style-name="ce5" office:value-type="string">
            <text:p>BIICORE-T10-R166</text:p>
          </table:table-cell>
          <table:table-cell office:value-type="string">
            <text:p>not(cac:AccountingCustomerParty/cac:Party/cac:PartyLegalEntity/cac:RegistrationAddress/cbc:AdditionalStreetNam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0</text:p>
          </table:table-cell>
          <table:table-cell table:style-name="ce5" office:value-type="string">
            <text:p>BIICORE-T10-R167</text:p>
          </table:table-cell>
          <table:table-cell office:value-type="string">
            <text:p>not(cac:AccountingCustomerParty/cac:Party/cac:PartyLegalEntity/cac:RegistrationAddress/cbc:BlockNam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0</text:p>
          </table:table-cell>
          <table:table-cell table:style-name="ce5" office:value-type="string">
            <text:p>BIICORE-T10-R168</text:p>
          </table:table-cell>
          <table:table-cell office:value-type="string">
            <text:p>not(cac:AccountingCustomerParty/cac:Party/cac:PartyLegalEntity/cac:RegistrationAddress/cbc:BuildingNam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0</text:p>
          </table:table-cell>
          <table:table-cell table:style-name="ce5" office:value-type="string">
            <text:p>BIICORE-T10-R169</text:p>
          </table:table-cell>
          <table:table-cell office:value-type="string">
            <text:p>not(cac:AccountingCustomerParty/cac:Party/cac:PartyLegalEntity/cac:RegistrationAddress/cbc:BuildingNumber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0</text:p>
          </table:table-cell>
          <table:table-cell table:style-name="ce5" office:value-type="string">
            <text:p>BIICORE-T10-R170</text:p>
          </table:table-cell>
          <table:table-cell office:value-type="string">
            <text:p>not(cac:AccountingCustomerParty/cac:Party/cac:PartyLegalEntity/cac:RegistrationAddress/cbc:InhouseMail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0</text:p>
          </table:table-cell>
          <table:table-cell table:style-name="ce5" office:value-type="string">
            <text:p>BIICORE-T10-R171</text:p>
          </table:table-cell>
          <table:table-cell office:value-type="string">
            <text:p>not(cac:AccountingCustomerParty/cac:Party/cac:PartyLegalEntity/cac:RegistrationAddress/cbc:Department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0</text:p>
          </table:table-cell>
          <table:table-cell table:style-name="ce5" office:value-type="string">
            <text:p>BIICORE-T10-R172</text:p>
          </table:table-cell>
          <table:table-cell office:value-type="string">
            <text:p>not(cac:AccountingCustomerParty/cac:Party/cac:PartyLegalEntity/cac:RegistrationAddress/cbc:MarkAttention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0</text:p>
          </table:table-cell>
          <table:table-cell table:style-name="ce5" office:value-type="string">
            <text:p>BIICORE-T10-R173</text:p>
          </table:table-cell>
          <table:table-cell office:value-type="string">
            <text:p>not(cac:AccountingCustomerParty/cac:Party/cac:PartyLegalEntity/cac:RegistrationAddress/cbc:MarkCar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0</text:p>
          </table:table-cell>
          <table:table-cell table:style-name="ce5" office:value-type="string">
            <text:p>BIICORE-T10-R174</text:p>
          </table:table-cell>
          <table:table-cell office:value-type="string">
            <text:p>not(cac:AccountingCustomerParty/cac:Party/cac:PartyLegalEntity/cac:RegistrationAddress/cbc:PlotIdentification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0</text:p>
          </table:table-cell>
          <table:table-cell table:style-name="ce5" office:value-type="string">
            <text:p>BIICORE-T10-R175</text:p>
          </table:table-cell>
          <table:table-cell office:value-type="string">
            <text:p>not(cac:AccountingCustomerParty/cac:Party/cac:PartyLegalEntity/cac:RegistrationAddress/cbc:CitySubdivisionNam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0</text:p>
          </table:table-cell>
          <table:table-cell table:style-name="ce5" office:value-type="string">
            <text:p>BIICORE-T10-R176</text:p>
          </table:table-cell>
          <table:table-cell office:value-type="string">
            <text:p>not(cac:AccountingCustomerParty/cac:Party/cac:PartyLegalEntity/cac:RegistrationAddress/cbc:PostalZon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0</text:p>
          </table:table-cell>
          <table:table-cell table:style-name="ce5" office:value-type="string">
            <text:p>BIICORE-T10-R177</text:p>
          </table:table-cell>
          <table:table-cell office:value-type="string">
            <text:p>not(cac:AccountingCustomerParty/cac:Party/cac:PartyLegalEntity/cac:RegistrationAddress/cbc:CountrySubentityCod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0</text:p>
          </table:table-cell>
          <table:table-cell table:style-name="ce5" office:value-type="string">
            <text:p>BIICORE-T10-R178</text:p>
          </table:table-cell>
          <table:table-cell office:value-type="string">
            <text:p>not(cac:AccountingCustomerParty/cac:Party/cac:PartyLegalEntity/cac:RegistrationAddress/cbc:Region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0</text:p>
          </table:table-cell>
          <table:table-cell table:style-name="ce5" office:value-type="string">
            <text:p>BIICORE-T10-R179</text:p>
          </table:table-cell>
          <table:table-cell office:value-type="string">
            <text:p>not(cac:AccountingCustomerParty/cac:Party/cac:PartyLegalEntity/cac:RegistrationAddress/cbc:District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0</text:p>
          </table:table-cell>
          <table:table-cell table:style-name="ce5" office:value-type="string">
            <text:p>BIICORE-T10-R180</text:p>
          </table:table-cell>
          <table:table-cell office:value-type="string">
            <text:p>not(cac:AccountingCustomerParty/cac:Party/cac:PartyLegalEntity/cac:RegistrationAddress/cbc:TimezoneOffset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0</text:p>
          </table:table-cell>
          <table:table-cell table:style-name="ce5" office:value-type="string">
            <text:p>BIICORE-T10-R181</text:p>
          </table:table-cell>
          <table:table-cell office:value-type="string">
            <text:p>not(cac:AccountingCustomerParty/cac:Party/cac:PartyLegalEntity/cac:RegistrationAddress/cac:AddressLin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0</text:p>
          </table:table-cell>
          <table:table-cell table:style-name="ce5" office:value-type="string">
            <text:p>BIICORE-T10-R182</text:p>
          </table:table-cell>
          <table:table-cell office:value-type="string">
            <text:p>not(cac:AccountingCustomerParty/cac:Party/cac:PartyLegalEntity/cac:RegistrationAddress/cac:Country/cbc:Nam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0</text:p>
          </table:table-cell>
          <table:table-cell table:style-name="ce5" office:value-type="string">
            <text:p>BIICORE-T10-R183</text:p>
          </table:table-cell>
          <table:table-cell office:value-type="string">
            <text:p>not(cac:AccountingCustomerParty/cac:Party/cac:PartyLegalEntity/cac:RegistrationAddress/cac:LocationCoordinat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84</text:p>
          </table:table-cell>
          <table:table-cell office:value-type="string">
            <text:p>not(cac:AccountingCustomerParty/cac:Party/cac:PartyLegalEntity/cac:CorporateRegistrationSchem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85</text:p>
          </table:table-cell>
          <table:table-cell office:value-type="string">
            <text:p>not(cac:AccountingCustomerParty/cac:Party/cac:Contact/cbc:ID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86</text:p>
          </table:table-cell>
          <table:table-cell office:value-type="string">
            <text:p>not(cac:AccountingCustomerParty/cac:Party/cac:Contact/cbc:Nam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87</text:p>
          </table:table-cell>
          <table:table-cell office:value-type="string">
            <text:p>not(cac:AccountingCustomerParty/cac:Party/cac:Contact/cbc:Not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88</text:p>
          </table:table-cell>
          <table:table-cell office:value-type="string">
            <text:p>not(cac:AccountingCustomerParty/cac:Party/cac:Contact/cac:OtherCommunication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89</text:p>
          </table:table-cell>
          <table:table-cell office:value-type="string">
            <text:p>not(cac:AccountingCustomerParty/cac:Party/cac:Person/cbc:Titl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90</text:p>
          </table:table-cell>
          <table:table-cell office:value-type="string">
            <text:p>not(cac:AccountingCustomerParty/cac:Party/cac:Person/cbc:NameSuffix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91</text:p>
          </table:table-cell>
          <table:table-cell office:value-type="string">
            <text:p>not(cac:AccountingCustomerParty/cac:Party/cac:Person/cbc:OrganizationDepartment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92</text:p>
          </table:table-cell>
          <table:table-cell office:value-type="string">
            <text:p>not(cac:AccountingCustomerParty/cac:Party/cac:AgentParty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93</text:p>
          </table:table-cell>
          <table:table-cell office:value-type="string">
            <text:p>not(cac:PayeeParty/cbc:MarkCareIndicator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94</text:p>
          </table:table-cell>
          <table:table-cell office:value-type="string">
            <text:p>not(cac:PayeeParty/cbc:MarkAttentionIndicator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95</text:p>
          </table:table-cell>
          <table:table-cell office:value-type="string">
            <text:p>not(cac:PayeeParty/cbc:WebsiteURI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96</text:p>
          </table:table-cell>
          <table:table-cell office:value-type="string">
            <text:p>not(cac:PayeeParty/cbc:LogoReferenceID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97</text:p>
          </table:table-cell>
          <table:table-cell office:value-type="string">
            <text:p>not(cac:PayeeParty/cac:Languag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98</text:p>
          </table:table-cell>
          <table:table-cell office:value-type="string">
            <text:p>not(cac:PayeeParty/cac:PostalAddress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199</text:p>
          </table:table-cell>
          <table:table-cell office:value-type="string">
            <text:p>not(cac:PayeeParty/cac:PhysicalLocation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00</text:p>
          </table:table-cell>
          <table:table-cell office:value-type="string">
            <text:p>not(cac:PayeeParty/cac:PartyTaxSchem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01</text:p>
          </table:table-cell>
          <table:table-cell office:value-type="string">
            <text:p>not(cac:PayeeParty/cac:PartyLegalEntity/cbc:RegistrationNam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02</text:p>
          </table:table-cell>
          <table:table-cell office:value-type="string">
            <text:p>not(cac:PayeeParty/cac:PartyLegalEntity/cac:RegistrationAddress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03</text:p>
          </table:table-cell>
          <table:table-cell office:value-type="string">
            <text:p>not(cac:PayeeParty/cac:PartyLegalEntity/cac:CorporateRegistrationSchem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04</text:p>
          </table:table-cell>
          <table:table-cell office:value-type="string">
            <text:p>not(cac:PayeeParty/cac:Contact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05</text:p>
          </table:table-cell>
          <table:table-cell office:value-type="string">
            <text:p>not(cac:PayeeParty/cac:Person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06</text:p>
          </table:table-cell>
          <table:table-cell office:value-type="string">
            <text:p>not(cac:PayeeParty/cac:AgentParty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07</text:p>
          </table:table-cell>
          <table:table-cell office:value-type="string">
            <text:p>not(cac:Delivery/cbc:ID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08</text:p>
          </table:table-cell>
          <table:table-cell office:value-type="string">
            <text:p>not(cac:Delivery/cbc:Quantity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09</text:p>
          </table:table-cell>
          <table:table-cell office:value-type="string">
            <text:p>not(cac:Delivery/cbc:MinimumQuantity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10</text:p>
          </table:table-cell>
          <table:table-cell office:value-type="string">
            <text:p>not(cac:Delivery/cbc:MaximumQuantity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11</text:p>
          </table:table-cell>
          <table:table-cell office:value-type="string">
            <text:p>not(cac:Delivery/cbc:ActualDeliveryTim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12</text:p>
          </table:table-cell>
          <table:table-cell office:value-type="string">
            <text:p>not(cac:Delivery/cbc:LatestDeliveryDat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13</text:p>
          </table:table-cell>
          <table:table-cell office:value-type="string">
            <text:p>not(cac:Delivery/cbc:LatestDeliveryTim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14</text:p>
          </table:table-cell>
          <table:table-cell office:value-type="string">
            <text:p>not(cac:Delivery/cbc:TrackingID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15</text:p>
          </table:table-cell>
          <table:table-cell office:value-type="string">
            <text:p>not(cac:Delivery/cac:DeliveryAddress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16</text:p>
          </table:table-cell>
          <table:table-cell office:value-type="string">
            <text:p>not(cac:Delivery/cac:DeliveryLocation/cbc:Description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17</text:p>
          </table:table-cell>
          <table:table-cell office:value-type="string">
            <text:p>not(cac:Delivery/cac:DeliveryLocation/cbc:Conditions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18</text:p>
          </table:table-cell>
          <table:table-cell office:value-type="string">
            <text:p>not(cac:Delivery/cac:DeliveryLocation/cbc:CountrySubentity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19</text:p>
          </table:table-cell>
          <table:table-cell office:value-type="string">
            <text:p>not(cac:Delivery/cac:DeliveryLocation/cbc:CountrySubentityCod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20</text:p>
          </table:table-cell>
          <table:table-cell office:value-type="string">
            <text:p>not(cac:Delivery/cac:DeliveryLocation/cac:ValidityPeriod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21</text:p>
          </table:table-cell>
          <table:table-cell office:value-type="string">
            <text:p>not(cac:Delivery/cac:DeliveryLocation/cac:Address/cbc:AddressTypeCod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22</text:p>
          </table:table-cell>
          <table:table-cell office:value-type="string">
            <text:p>not(cac:Delivery/cac:DeliveryLocation/cac:Address/cbc:AddressFormatCod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23</text:p>
          </table:table-cell>
          <table:table-cell office:value-type="string">
            <text:p>not(cac:Delivery/cac:DeliveryLocation/cac:Address/cbc:Floor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24</text:p>
          </table:table-cell>
          <table:table-cell office:value-type="string">
            <text:p>not(cac:Delivery/cac:DeliveryLocation/cac:Address/cbc:Room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25</text:p>
          </table:table-cell>
          <table:table-cell office:value-type="string">
            <text:p>not(cac:Delivery/cac:DeliveryLocation/cac:Address/cbc:BlockNam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26</text:p>
          </table:table-cell>
          <table:table-cell office:value-type="string">
            <text:p>not(cac:Delivery/cac:DeliveryLocation/cac:Address/cbc:BuildingNam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27</text:p>
          </table:table-cell>
          <table:table-cell office:value-type="string">
            <text:p>not(cac:Delivery/cac:DeliveryLocation/cac:Address/cbc:InhouseMail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28</text:p>
          </table:table-cell>
          <table:table-cell office:value-type="string">
            <text:p>not(cac:Delivery/cac:DeliveryLocation/cac:Address/cbc:Department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29</text:p>
          </table:table-cell>
          <table:table-cell office:value-type="string">
            <text:p>not(cac:Delivery/cac:DeliveryLocation/cac:Address/cbc:MarkAttention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30</text:p>
          </table:table-cell>
          <table:table-cell office:value-type="string">
            <text:p>not(cac:Delivery/cac:DeliveryLocation/cac:Address/cbc:MarkCar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31</text:p>
          </table:table-cell>
          <table:table-cell office:value-type="string">
            <text:p>not(cac:Delivery/cac:DeliveryLocation/cac:Address/cbc:PlotIdentification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32</text:p>
          </table:table-cell>
          <table:table-cell office:value-type="string">
            <text:p>not(cac:Delivery/cac:DeliveryLocation/cac:Address/cbc:CitySubdivisionNam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33</text:p>
          </table:table-cell>
          <table:table-cell office:value-type="string">
            <text:p>not(cac:Delivery/cac:DeliveryLocation/cac:Address/cbc:CountrySubentityCod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34</text:p>
          </table:table-cell>
          <table:table-cell office:value-type="string">
            <text:p>not(cac:Delivery/cac:DeliveryLocation/cac:Address/cbc:Region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35</text:p>
          </table:table-cell>
          <table:table-cell office:value-type="string">
            <text:p>not(cac:Delivery/cac:DeliveryLocation/cac:Address/cbc:District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36</text:p>
          </table:table-cell>
          <table:table-cell office:value-type="string">
            <text:p>not(cac:Delivery/cac:DeliveryLocation/cac:Address/cbc:TimezoneOffset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37</text:p>
          </table:table-cell>
          <table:table-cell office:value-type="string">
            <text:p>not(cac:Delivery/cac:DeliveryLocation/cac:Address/cac:AddressLin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38</text:p>
          </table:table-cell>
          <table:table-cell office:value-type="string">
            <text:p>not(cac:Delivery/cac:DeliveryLocation/cac:Address/cac:Country/cbc:Nam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39</text:p>
          </table:table-cell>
          <table:table-cell office:value-type="string">
            <text:p>not(cac:Delivery/cac:DeliveryLocation/cac:Address/cac:LocationCoordinat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40</text:p>
          </table:table-cell>
          <table:table-cell office:value-type="string">
            <text:p>not(cac:Delivery/cac:DeliveryLocation/cac:RequestedDeliveryPeriod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41</text:p>
          </table:table-cell>
          <table:table-cell office:value-type="string">
            <text:p>not(cac:Delivery/cac:DeliveryLocation/cac:PromisedDeliveryPeriod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42</text:p>
          </table:table-cell>
          <table:table-cell office:value-type="string">
            <text:p>not(cac:Delivery/cac:DeliveryLocation/cac:EstimatedDeliveryPeriod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43</text:p>
          </table:table-cell>
          <table:table-cell office:value-type="string">
            <text:p>not(cac:Delivery/cac:DeliveryLocation/cac:DeliveryParty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44</text:p>
          </table:table-cell>
          <table:table-cell office:value-type="string">
            <text:p>not(cac:Delivery/cac:DeliveryLocation/cac:Despatch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45</text:p>
          </table:table-cell>
          <table:table-cell office:value-type="string">
            <text:p>not(cac:PaymentMeans/cbc:ID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46</text:p>
          </table:table-cell>
          <table:table-cell office:value-type="string">
            <text:p>not(cac:PaymentMeans/cbc:InstructionID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47</text:p>
          </table:table-cell>
          <table:table-cell office:value-type="string">
            <text:p>not(cac:PaymentMeans/cbc:InstructionNot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48</text:p>
          </table:table-cell>
          <table:table-cell office:value-type="string">
            <text:p>not(cac:PaymentMeans/cac:CardAccount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49</text:p>
          </table:table-cell>
          <table:table-cell office:value-type="string">
            <text:p>not(cac:PaymentMeans/cac:PayerFinancialAccount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50</text:p>
          </table:table-cell>
          <table:table-cell office:value-type="string">
            <text:p>not(cac:PaymentMeans/cac:CreditAccount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51</text:p>
          </table:table-cell>
          <table:table-cell office:value-type="string">
            <text:p>not(cac:PaymentMeans/cac:PayeeFinancialAccount/cbc:Nam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52</text:p>
          </table:table-cell>
          <table:table-cell office:value-type="string">
            <text:p>not(cac:PaymentMeans/cac:PayeeFinancialAccount/cbc:AccountTypeCod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53</text:p>
          </table:table-cell>
          <table:table-cell office:value-type="string">
            <text:p>not(cac:PaymentMeans/cac:PayeeFinancialAccount/cbc:CurrencyCod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54</text:p>
          </table:table-cell>
          <table:table-cell office:value-type="string">
            <text:p>not(cac:PaymentMeans/cac:PayeeFinancialAccount/cac:Country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55</text:p>
          </table:table-cell>
          <table:table-cell office:value-type="string">
            <text:p>not(cac:PaymentMeans/cac:PayeeFinancialAccount/cac:FinancialInstitutionBranch/cbc:Nam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56</text:p>
          </table:table-cell>
          <table:table-cell office:value-type="string">
            <text:p>not(cac:PaymentMeans/cac:PayeeFinancialAccount/cac:FinancialInstitutionBranch/cac:Address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0</text:p>
          </table:table-cell>
          <table:table-cell table:style-name="ce5" office:value-type="string">
            <text:p>BIICORE-T10-R257</text:p>
          </table:table-cell>
          <table:table-cell office:value-type="string">
            <text:p>not(cac:PaymentMeans/cac:PayeeFinancialAccount/cac:FinancialInstitutionBranch/cac:FinancialInstitution/cbc:Nam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0</text:p>
          </table:table-cell>
          <table:table-cell table:style-name="ce5" office:value-type="string">
            <text:p>BIICORE-T10-R258</text:p>
          </table:table-cell>
          <table:table-cell office:value-type="string">
            <text:p>not(cac:PaymentMeans/cac:PayeeFinancialAccount/cac:FinancialInstitutionBranch/cac:FinancialInstitution/cac:Address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59</text:p>
          </table:table-cell>
          <table:table-cell office:value-type="string">
            <text:p>not(cac:PaymentTerms/cbc:ID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60</text:p>
          </table:table-cell>
          <table:table-cell office:value-type="string">
            <text:p>not(cac:PaymentTerms/cbc:PaymentMeansID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61</text:p>
          </table:table-cell>
          <table:table-cell office:value-type="string">
            <text:p>not(cac:PaymentTerms/cbc:PrepaidPaymentReferenceID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62</text:p>
          </table:table-cell>
          <table:table-cell office:value-type="string">
            <text:p>not(cac:PaymentTerms/cbc:ReferenceEventCod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63</text:p>
          </table:table-cell>
          <table:table-cell office:value-type="string">
            <text:p>not(cac:PaymentTerms/cbc:SettlementDiscountPercent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64</text:p>
          </table:table-cell>
          <table:table-cell office:value-type="string">
            <text:p>not(cac:PaymentTerms/cbc:PenaltySurchargePercent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65</text:p>
          </table:table-cell>
          <table:table-cell office:value-type="string">
            <text:p>not(cac:PaymentTerms/cbc:Amount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66</text:p>
          </table:table-cell>
          <table:table-cell office:value-type="string">
            <text:p>not(cac:PaymentTerms/cac:SettlementPeriod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67</text:p>
          </table:table-cell>
          <table:table-cell office:value-type="string">
            <text:p>not(cac:PaymentTerms/cac:PenaltyPeriod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68</text:p>
          </table:table-cell>
          <table:table-cell office:value-type="string">
            <text:p>not(cac:AllowanceCharge/cbc:ID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69</text:p>
          </table:table-cell>
          <table:table-cell office:value-type="string">
            <text:p>not(cac:AllowanceCharge/cbc:AllowanceChargeReasonCod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70</text:p>
          </table:table-cell>
          <table:table-cell office:value-type="string">
            <text:p>not(cac:AllowanceCharge/cbc:MultiplierFactorNumeric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71</text:p>
          </table:table-cell>
          <table:table-cell office:value-type="string">
            <text:p>not(cac:AllowanceCharge/cbc:PrepaidIndicator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72</text:p>
          </table:table-cell>
          <table:table-cell office:value-type="string">
            <text:p>not(cac:AllowanceCharge/cbc:SequenceNumeric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73</text:p>
          </table:table-cell>
          <table:table-cell office:value-type="string">
            <text:p>not(cac:AllowanceCharge/cbc:BaseAmount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74</text:p>
          </table:table-cell>
          <table:table-cell office:value-type="string">
            <text:p>not(cac:AllowanceCharge/cbc:AccountingCostCod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75</text:p>
          </table:table-cell>
          <table:table-cell office:value-type="string">
            <text:p>not(cac:AllowanceCharge/cbc:AccountingCost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7">
          <table:table-cell table:style-name="ce12" office:value-type="string">
            <text:p>T10</text:p>
          </table:table-cell>
          <table:table-cell table:style-name="ce5" office:value-type="string">
            <text:p>BIICORE-T10-R276</text:p>
          </table:table-cell>
          <table:table-cell office:value-type="string">
            <text:p>not(cac:AllowanceCharge/cac:TaxCategory/cbc:Name) or not(cac:AllowanceCharge/cac:TaxCategory/cbc:Percent) or not(cac:AllowanceCharge/cac:TaxCategory/cbc:BaseUnitMeasure) or not(cac:AllowanceCharge/cac:TaxCategory/cbc:PerUnitAmount) or not(cac:AllowanceCharge/cac:TaxCategory/cbc:TaxExemptionReasonCode) or not(cac:AllowanceCharge/cac:TaxCategory/cbc:TaxExemptionReason) or not(cac:AllowanceCharge/cac:TaxCategory/cbc:TierRange) or not(cac:AllowanceCharge/cac:TaxCategory/cbc:TierRatePercent) or not(cac:AllowanceCharge/cac:TaxCategory/cac:TaxScheme/cbc:Name) or not(cac:AllowanceCharge/cac:TaxCategory/cac:TaxScheme/cbc:TaxTypeCode) or not(cac:AllowanceCharge/cac:TaxCategory/cac:TaxScheme/cbc:CurrencyCode) or not(cac:AllowanceCharge/cac:TaxCategory/cac:TaxScheme/cac:JurisdictionRegionAddress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77</text:p>
          </table:table-cell>
          <table:table-cell office:value-type="string">
            <text:p>not(cac:AllowanceCharge/cac:TaxTotal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78</text:p>
          </table:table-cell>
          <table:table-cell office:value-type="string">
            <text:p>not(cac:AllowanceCharge/cac:PaymentMeans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79</text:p>
          </table:table-cell>
          <table:table-cell office:value-type="string">
            <text:p>not(cac:TaxTotal/cbc:RoundingAmount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80</text:p>
          </table:table-cell>
          <table:table-cell office:value-type="string">
            <text:p>not(cac:TaxTotal/cbc:TaxEvidenceIndicator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81</text:p>
          </table:table-cell>
          <table:table-cell office:value-type="string">
            <text:p>not(cac:TaxTotal/cac:TaxSubtotal/cbc:CalculationSequenceNumeric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82</text:p>
          </table:table-cell>
          <table:table-cell office:value-type="string">
            <text:p>not(cac:TaxTotal/cac:TaxSubtotal/cbc:TransactionCurrencyTaxAmount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83</text:p>
          </table:table-cell>
          <table:table-cell office:value-type="string">
            <text:p>not(cac:TaxTotal/cac:TaxSubtotal/cbc:Percent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84</text:p>
          </table:table-cell>
          <table:table-cell office:value-type="string">
            <text:p>not(cac:TaxTotal/cac:TaxSubtotal/cbc:BaseUnitMeasur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85</text:p>
          </table:table-cell>
          <table:table-cell office:value-type="string">
            <text:p>not(cac:TaxTotal/cac:TaxSubtotal/cbc:PerUnitAmount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86</text:p>
          </table:table-cell>
          <table:table-cell office:value-type="string">
            <text:p>not(cac:TaxTotal/cac:TaxSubtotal/cbc:TierRang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87</text:p>
          </table:table-cell>
          <table:table-cell office:value-type="string">
            <text:p>not(cac:TaxTotal/cac:TaxSubtotal/cbc:TierRatePercent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88</text:p>
          </table:table-cell>
          <table:table-cell office:value-type="string">
            <text:p>not(cac:TaxTotal/cac:TaxSubtotal/cac:TaxCategory/cbc:Nam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89</text:p>
          </table:table-cell>
          <table:table-cell office:value-type="string">
            <text:p>not(cac:TaxTotal/cac:TaxSubtotal/cac:TaxCategory/cbc:BaseUnitMeasur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90</text:p>
          </table:table-cell>
          <table:table-cell office:value-type="string">
            <text:p>not(cac:TaxTotal/cac:TaxSubtotal/cac:TaxCategory/cbc:PerUnitAmount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91</text:p>
          </table:table-cell>
          <table:table-cell office:value-type="string">
            <text:p>not(cac:TaxTotal/cac:TaxSubtotal/cac:TaxCategory/cbc:TierRang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92</text:p>
          </table:table-cell>
          <table:table-cell office:value-type="string">
            <text:p>not(cac:TaxTotal/cac:TaxSubtotal/cac:TaxCategory/cbc:TierRatePercent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93</text:p>
          </table:table-cell>
          <table:table-cell office:value-type="string">
            <text:p>not(cac:TaxTotal/cac:TaxSubtotal/cac:TaxCategory/cac:TaxScheme/cbc:Nam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94</text:p>
          </table:table-cell>
          <table:table-cell office:value-type="string">
            <text:p>not(cac:TaxTotal/cac:TaxSubtotal/cac:TaxCategory/cac:TaxScheme/cbc:TaxTypeCod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95</text:p>
          </table:table-cell>
          <table:table-cell office:value-type="string">
            <text:p>not(cac:TaxTotal/cac:TaxSubtotal/cac:TaxCategory/cac:TaxScheme/cbc:CurrencyCod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96</text:p>
          </table:table-cell>
          <table:table-cell office:value-type="string">
            <text:p>not(cac:TaxTotal/cac:TaxSubtotal/cac:TaxCategory/cac:TaxScheme/cac:JurisdictionRegionAddress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97</text:p>
          </table:table-cell>
          <table:table-cell office:value-type="string">
            <text:p>not(cac:InvoiceLine/cbc:UUID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98</text:p>
          </table:table-cell>
          <table:table-cell office:value-type="string">
            <text:p>not(cac:InvoiceLine/cbc:TaxPointDat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299</text:p>
          </table:table-cell>
          <table:table-cell office:value-type="string">
            <text:p>not(cac:InvoiceLine/cbc:AccountingCostCod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00</text:p>
          </table:table-cell>
          <table:table-cell office:value-type="string">
            <text:p>not(cac:InvoiceLine/cbc:FreeOfChargeIndicator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01</text:p>
          </table:table-cell>
          <table:table-cell office:value-type="string">
            <text:p>not(cac:InvoiceLine/cac:OrderLineReference/cbc:SalesOrderLineID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02</text:p>
          </table:table-cell>
          <table:table-cell office:value-type="string">
            <text:p>not(cac:InvoiceLine/cac:DespatchLineReferenc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03</text:p>
          </table:table-cell>
          <table:table-cell office:value-type="string">
            <text:p>not(cac:InvoiceLine/cac:ReceiptLineReferenc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04</text:p>
          </table:table-cell>
          <table:table-cell office:value-type="string">
            <text:p>not(cac:InvoiceLine/cac:BillingReferenc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05</text:p>
          </table:table-cell>
          <table:table-cell office:value-type="string">
            <text:p>not(cac:InvoiceLine/cac:DocumentReferenc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06</text:p>
          </table:table-cell>
          <table:table-cell office:value-type="string">
            <text:p>not(cac:InvoiceLine/cac:PricingReferenc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07</text:p>
          </table:table-cell>
          <table:table-cell office:value-type="string">
            <text:p>not(cac:InvoiceLine/cac:OriginatorParty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08</text:p>
          </table:table-cell>
          <table:table-cell office:value-type="string">
            <text:p>not(cac:InvoiceLine/cac:Delivery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09</text:p>
          </table:table-cell>
          <table:table-cell office:value-type="string">
            <text:p>not(cac:InvoiceLine/cac:PaymentTerms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10</text:p>
          </table:table-cell>
          <table:table-cell office:value-type="string">
            <text:p>not(cac:InvoiceLine/cac:AllowanceCharge/cbc:ID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11</text:p>
          </table:table-cell>
          <table:table-cell office:value-type="string">
            <text:p>not(cac:InvoiceLine/cac:AllowanceCharge/cbc:AllowanceChargeReasonCod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12</text:p>
          </table:table-cell>
          <table:table-cell office:value-type="string">
            <text:p>not(cac:InvoiceLine/cac:AllowanceCharge/cbc:MultiplierFactorNumeric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13</text:p>
          </table:table-cell>
          <table:table-cell office:value-type="string">
            <text:p>not(cac:InvoiceLine/cac:AllowanceCharge/cbc:PrepaidIndicator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14</text:p>
          </table:table-cell>
          <table:table-cell office:value-type="string">
            <text:p>not(cac:InvoiceLine/cac:AllowanceCharge/cbc:SequenceNumeric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15</text:p>
          </table:table-cell>
          <table:table-cell office:value-type="string">
            <text:p>not(cac:InvoiceLine/cac:AllowanceCharge/cbc:BaseAmount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16</text:p>
          </table:table-cell>
          <table:table-cell office:value-type="string">
            <text:p>not(cac:InvoiceLine/cac:AllowanceCharge/cbc:AccountingCostCod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17</text:p>
          </table:table-cell>
          <table:table-cell office:value-type="string">
            <text:p>not(cac:InvoiceLine/cac:AllowanceCharge/cbc:AccountingCost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8">
          <table:table-cell table:style-name="ce12" office:value-type="string">
            <text:p>T10</text:p>
          </table:table-cell>
          <table:table-cell table:style-name="ce5" office:value-type="string">
            <text:p>BIICORE-T10-R318</text:p>
          </table:table-cell>
          <table:table-cell office:value-type="string">
            <text:p>not(cac:InvoiceLine/cac:AllowanceCharge/cac:TaxCategory/cbc:Name) or not(cac:InvoiceLine/cac:AllowanceCharge/cac:TaxCategory/cbc:Percent) or not(cac:InvoiceLine/cac:AllowanceCharge/cac:TaxCategory/cbc:BaseUnitMeasure) or not(cac:InvoiceLine/cac:AllowanceCharge/cac:TaxCategory/cbc:PerUnitAmount) or not(cac:InvoiceLine/cac:AllowanceCharge/cac:TaxCategory/cbc:TaxExemptionReasonCode) or not(cac:InvoiceLine/cac:AllowanceCharge/cac:TaxCategory/cbc:TaxExemptionReason) or not(cac:InvoiceLine/cac:AllowanceCharge/cac:TaxCategory/cbc:TierRange) or not(cac:InvoiceLine/cac:AllowanceCharge/cac:TaxCategory/cbc:TierRatePercent) or not(cac:InvoiceLine/cac:AllowanceCharge/cac:TaxCategory/cac:TaxScheme/cbc:Name) or not(cac:InvoiceLine/cac:AllowanceCharge/cac:TaxCategory/cac:TaxScheme/cbc:TaxTypeCode) or not(cac:InvoiceLine/cac:AllowanceCharge/cac:TaxCategory/cac:TaxScheme/cbc:CurrencyCode) or not(cac:InvoiceLine/cac:AllowanceCharge/cac:TaxCategory/cac:TaxScheme/cac:JurisdictionRegionAddress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19</text:p>
          </table:table-cell>
          <table:table-cell office:value-type="string">
            <text:p>not(cac:InvoiceLine/cac:AllowanceCharge/cac:TaxTotal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20</text:p>
          </table:table-cell>
          <table:table-cell office:value-type="string">
            <text:p>not(cac:InvoiceLine/cac:AllowanceCharge/cac:PaymentMeans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21</text:p>
          </table:table-cell>
          <table:table-cell office:value-type="string">
            <text:p>not(cac:InvoiceLine/cac:TaxTotal/cbc:RoundingAmount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22</text:p>
          </table:table-cell>
          <table:table-cell office:value-type="string">
            <text:p>not(cac:InvoiceLine/cac:TaxTotal/cbc:TaxEvidenceIndicator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23</text:p>
          </table:table-cell>
          <table:table-cell office:value-type="string">
            <text:p>not(cac:InvoiceLine/cac:TaxTotal/cac:TaxSubtotal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24</text:p>
          </table:table-cell>
          <table:table-cell office:value-type="string">
            <text:p>not(cac:InvoiceLine/cac:Item/cbc:PackQuantity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25</text:p>
          </table:table-cell>
          <table:table-cell office:value-type="string">
            <text:p>not(cac:InvoiceLine/cac:Item/cbc:PackSizeNumeric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26</text:p>
          </table:table-cell>
          <table:table-cell office:value-type="string">
            <text:p>not(cac:InvoiceLine/cac:Item/cbc:CatalogueIndicator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27</text:p>
          </table:table-cell>
          <table:table-cell office:value-type="string">
            <text:p>not(cac:InvoiceLine/cac:Item/cbc:HazardousRiskIndicator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28</text:p>
          </table:table-cell>
          <table:table-cell office:value-type="string">
            <text:p>not(cac:InvoiceLine/cac:Item/cbc:AdditionalInformation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29</text:p>
          </table:table-cell>
          <table:table-cell office:value-type="string">
            <text:p>not(cac:InvoiceLine/cac:Item/cbc:Keyword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30</text:p>
          </table:table-cell>
          <table:table-cell office:value-type="string">
            <text:p>not(cac:InvoiceLine/cac:Item/cbc:BrandNam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31</text:p>
          </table:table-cell>
          <table:table-cell office:value-type="string">
            <text:p>not(cac:InvoiceLine/cac:Item/cbc:ModelNam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32</text:p>
          </table:table-cell>
          <table:table-cell office:value-type="string">
            <text:p>not(cac:InvoiceLine/cac:Item/cac:SellersItemIdentification/cbc:ExtendedID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33</text:p>
          </table:table-cell>
          <table:table-cell office:value-type="string">
            <text:p>not(cac:InvoiceLine/cac:Item/cac:SellersItemIdentification/cbc:PhysycalAttribut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34</text:p>
          </table:table-cell>
          <table:table-cell office:value-type="string">
            <text:p>not(cac:InvoiceLine/cac:Item/cac:SellersItemIdentification/cbc:MeasurementDimension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35</text:p>
          </table:table-cell>
          <table:table-cell office:value-type="string">
            <text:p>not(cac:InvoiceLine/cac:Item/cac:SellersItemIdentification/cbc:IssuerParty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36</text:p>
          </table:table-cell>
          <table:table-cell office:value-type="string">
            <text:p>not(cac:InvoiceLine/cac:Item/cac:StandardItemIdentification/cbc:ExtendedID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37</text:p>
          </table:table-cell>
          <table:table-cell office:value-type="string">
            <text:p>not(cac:InvoiceLine/cac:Item/cac:StandardItemIdentification/cbc:PhysycalAttribut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38</text:p>
          </table:table-cell>
          <table:table-cell office:value-type="string">
            <text:p>not(cac:InvoiceLine/cac:Item/cac:StandardItemIdentification/cbc:MeasurementDimension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39</text:p>
          </table:table-cell>
          <table:table-cell office:value-type="string">
            <text:p>not(cac:InvoiceLine/cac:Item/cac:StandardItemIdentification/cbc:IssuerParty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40</text:p>
          </table:table-cell>
          <table:table-cell office:value-type="string">
            <text:p>not(cac:InvoiceLine/cac:Item/cac:BuyersItemIdentification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41</text:p>
          </table:table-cell>
          <table:table-cell office:value-type="string">
            <text:p>not(cac:InvoiceLine/cac:Item/cac:CommodityClassification/cbc:NatureCargo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42</text:p>
          </table:table-cell>
          <table:table-cell office:value-type="string">
            <text:p>not(cac:InvoiceLine/cac:Item/cac:CommodityClassification/cbc:CargoTypeCod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43</text:p>
          </table:table-cell>
          <table:table-cell office:value-type="string">
            <text:p>not(cac:InvoiceLine/cac:Item/cac:CommodityClassification/cbc:CommodityCod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44</text:p>
          </table:table-cell>
          <table:table-cell office:value-type="string">
            <text:p>not(cac:InvoiceLine/cac:Item/cac:ManufacturersItemIdentification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45</text:p>
          </table:table-cell>
          <table:table-cell office:value-type="string">
            <text:p>not(cac:InvoiceLine/cac:Item/cac:CatalogueItemIdentification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46</text:p>
          </table:table-cell>
          <table:table-cell office:value-type="string">
            <text:p>not(cac:InvoiceLine/cac:Item/cac:AdditionalItemIdentification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47</text:p>
          </table:table-cell>
          <table:table-cell office:value-type="string">
            <text:p>not(cac:InvoiceLine/cac:Item/cac:CatalogueDocumentReferenc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48</text:p>
          </table:table-cell>
          <table:table-cell office:value-type="string">
            <text:p>not(cac:InvoiceLine/cac:Item/cac:ItemSpecificationDocumentReferenc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49</text:p>
          </table:table-cell>
          <table:table-cell office:value-type="string">
            <text:p>not(cac:InvoiceLine/cac:Item/cac:OriginCountry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50</text:p>
          </table:table-cell>
          <table:table-cell office:value-type="string">
            <text:p>not(cac:InvoiceLine/cac:Item/cac:TransactionConditions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51</text:p>
          </table:table-cell>
          <table:table-cell office:value-type="string">
            <text:p>not(cac:InvoiceLine/cac:Item/cac:HazardousItem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52</text:p>
          </table:table-cell>
          <table:table-cell office:value-type="string">
            <text:p>not(cac:InvoiceLine/cac:Item/cac:ManufacturerParty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53</text:p>
          </table:table-cell>
          <table:table-cell office:value-type="string">
            <text:p>not(cac:InvoiceLine/cac:Item/cac:InformationContentProviderParty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54</text:p>
          </table:table-cell>
          <table:table-cell office:value-type="string">
            <text:p>not(cac:InvoiceLine/cac:Item/cac:OriginAddress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55</text:p>
          </table:table-cell>
          <table:table-cell office:value-type="string">
            <text:p>not(cac:InvoiceLine/cac:Item/cac:ItemInstanc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56</text:p>
          </table:table-cell>
          <table:table-cell office:value-type="string">
            <text:p>not(cac:InvoiceLine/cac:Item/cac:TaxCategory/cbc:Nam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57</text:p>
          </table:table-cell>
          <table:table-cell office:value-type="string">
            <text:p>not(cac:InvoiceLine/cac:Item/cac:TaxCategory/cbc:BaseUnitMeasur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58</text:p>
          </table:table-cell>
          <table:table-cell office:value-type="string">
            <text:p>not(cac:InvoiceLine/cac:Item/cac:TaxCategory/cbcPerUnitAmount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59</text:p>
          </table:table-cell>
          <table:table-cell office:value-type="string">
            <text:p>not(cac:InvoiceLine/cac:Item/cac:TaxCategory/cbc:TaxExemptionReasonCod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60</text:p>
          </table:table-cell>
          <table:table-cell office:value-type="string">
            <text:p>not(cac:InvoiceLine/cac:Item/cac:TaxCategory/cbc:TaxExemptionReason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61</text:p>
          </table:table-cell>
          <table:table-cell office:value-type="string">
            <text:p>not(cac:InvoiceLine/cac:Item/cac:TaxCategory/cbc:TierRang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62</text:p>
          </table:table-cell>
          <table:table-cell office:value-type="string">
            <text:p>not(cac:InvoiceLine/cac:Item/cac:TaxCategory/cbc:TierRatePercent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63</text:p>
          </table:table-cell>
          <table:table-cell office:value-type="string">
            <text:p>not(cac:InvoiceLine/cac:Item/cac:TaxCategory/cac:TaxScheme/cbc:Nam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64</text:p>
          </table:table-cell>
          <table:table-cell office:value-type="string">
            <text:p>not(cac:InvoiceLine/cac:Item/cac:TaxCategory/cac:TaxScheme/cbc:TaxTypeCod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65</text:p>
          </table:table-cell>
          <table:table-cell office:value-type="string">
            <text:p>not(cac:InvoiceLine/cac:Item/cac:TaxCategory/cac:TaxScheme/cbc:CurrencyCod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66</text:p>
          </table:table-cell>
          <table:table-cell office:value-type="string">
            <text:p>not(cac:InvoiceLine/cac:Item/cac:TaxCategory/cac:TaxScheme/cac:JurisdictionAddress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67</text:p>
          </table:table-cell>
          <table:table-cell office:value-type="string">
            <text:p>not(cac:InvoiceLine/cac:Item/cac:TaxCategory/cac:AdditionalProperty/cac:UsabilityPeriod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68</text:p>
          </table:table-cell>
          <table:table-cell office:value-type="string">
            <text:p>not(cac:InvoiceLine/cac:Item/cac:TaxCategory/cac:AdditionalProperty/cac:ItemPropertyGroup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69</text:p>
          </table:table-cell>
          <table:table-cell office:value-type="string">
            <text:p>not(cac:InvoiceLine/cac:Price/cbc:PriceChangeReason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70</text:p>
          </table:table-cell>
          <table:table-cell office:value-type="string">
            <text:p>not(cac:InvoiceLine/cac:Price/cbc:PriceTypeCod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71</text:p>
          </table:table-cell>
          <table:table-cell office:value-type="string">
            <text:p>not(cac:InvoiceLine/cac:Price/cbc:PriceTyp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72</text:p>
          </table:table-cell>
          <table:table-cell office:value-type="string">
            <text:p>not(cac:InvoiceLine/cac:Price/cbc:OrderableUnitFactorRat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73</text:p>
          </table:table-cell>
          <table:table-cell office:value-type="string">
            <text:p>not(cac:InvoiceLine/cac:Price/cac:ValidityPeriod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74</text:p>
          </table:table-cell>
          <table:table-cell office:value-type="string">
            <text:p>not(cac:InvoiceLine/cac:Price/cac:PriceList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75</text:p>
          </table:table-cell>
          <table:table-cell office:value-type="string">
            <text:p>not(cac:InvoiceLine/cac:Price/cac:AllowanceCharge/cbc:ID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76</text:p>
          </table:table-cell>
          <table:table-cell office:value-type="string">
            <text:p>not(cac:InvoiceLine/cac:Price/cac:AllowanceCharge/cbc:AllowanceChargeReasonCod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77</text:p>
          </table:table-cell>
          <table:table-cell office:value-type="string">
            <text:p>not(cac:InvoiceLine/cac:Price/cac:AllowanceCharge/cbc:PrepaidIndicator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78</text:p>
          </table:table-cell>
          <table:table-cell office:value-type="string">
            <text:p>not(cac:InvoiceLine/cac:Price/cac:AllowanceCharge/cbc:SequenceNumeric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79</text:p>
          </table:table-cell>
          <table:table-cell office:value-type="string">
            <text:p>not(cac:InvoiceLine/cac:Price/cac:AllowanceCharge/cbc:AccountingCostCod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80</text:p>
          </table:table-cell>
          <table:table-cell office:value-type="string">
            <text:p>not(cac:InvoiceLine/cac:Price/cac:AllowanceCharge/cbc:AccountingCost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9">
          <table:table-cell table:style-name="ce12" office:value-type="string">
            <text:p>T10</text:p>
          </table:table-cell>
          <table:table-cell table:style-name="ce5" office:value-type="string">
            <text:p>BIICORE-T10-R381</text:p>
          </table:table-cell>
          <table:table-cell office:value-type="string">
            <text:p>not(cac:InvoiceLine/cac:Price/cac:AllowanceCharge/cac:TaxCategory/cbc:Name) or not(cac:InvoiceLine/cac:Price/cac:AllowanceCharge/cac:TaxCategory/cbc:Percent) or not(cac:InvoiceLine/cac:Price/cac:AllowanceCharge/cac:TaxCategory/cbc:BaseUnitMeasure) or not(cac:InvoiceLine/cac:Price/cac:AllowanceCharge/cac:TaxCategory/cbc:PerUnitAmount) or not(cac:InvoiceLine/cac:Price/cac:AllowanceCharge/cac:TaxCategory/cbc:TaxExemptionReasonCode) or not(cac:InvoiceLine/cac:Price/cac:AllowanceCharge/cac:TaxCategory/cbc:TaxExemptionReason) or not(cac:InvoiceLine/cac:Price/cac:AllowanceCharge/cac:TaxCategory/cbc:TierRange) or not(cac:InvoiceLine/cac:Price/cac:AllowanceCharge/cac:TaxCategory/cbc:TierRatePercent) or not(cac:InvoiceLine/cac:Price/cac:AllowanceCharge/cac:TaxCategory/cac:TaxScheme/cbc:Name) or not(cac:InvoiceLine/cac:Price/cac:AllowanceCharge/cac:TaxCategory/cac:TaxScheme/cbc:TaxTypeCode) or not(cac:InvoiceLine/cac:Price/cac:AllowanceCharge/cac:TaxCategory/cac:TaxScheme/cbc:CurrencyCode) or not(cac:InvoiceLine/cac:Price/cac:AllowanceCharge/cac:TaxCategory/cac:TaxScheme/cac:JurisdictionRegionAddress)</text:p>
            <text:p/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82</text:p>
          </table:table-cell>
          <table:table-cell office:value-type="string">
            <text:p>not(cac:InvoiceLine/cac:Price/cac:AllowanceCharge/cac:TaxTotal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83</text:p>
          </table:table-cell>
          <table:table-cell office:value-type="string">
            <text:p>not(cac:InvoiceLine/cac:Price/cac:AllowanceCharge/cac:PaymentMeans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style-name="ce7"/>
          <table:table-cell table:style-name="ce5"/>
          <table:table-cell table:style-name="ce7" table:number-columns-repeated="251"/>
          <table:table-cell table:style-name="ce8" table:number-columns-repeated="766"/>
          <table:table-cell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84</text:p>
          </table:table-cell>
          <table:table-cell office:value-type="string">
            <text:p>not(cac:InvoiceLine/cac:OrderLineReference/cbc:UUID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style-name="ce7"/>
          <table:table-cell table:style-name="ce5"/>
          <table:table-cell table:style-name="ce7" table:number-columns-repeated="251"/>
          <table:table-cell table:style-name="ce8" table:number-columns-repeated="766"/>
          <table:table-cell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85</text:p>
          </table:table-cell>
          <table:table-cell office:value-type="string">
            <text:p>not(cac:InvoiceLine/cac:OrderLineReference/cbc:LineStatusCod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style-name="ce7"/>
          <table:table-cell table:style-name="ce5"/>
          <table:table-cell table:style-name="ce7" table:number-columns-repeated="251"/>
          <table:table-cell table:style-name="ce8" table:number-columns-repeated="766"/>
          <table:table-cell/>
        </table:table-row>
        <table:table-row table:style-name="ro6">
          <table:table-cell table:style-name="ce12" office:value-type="string">
            <text:p>T10</text:p>
          </table:table-cell>
          <table:table-cell table:style-name="ce5" office:value-type="string">
            <text:p>BIICORE-T10-R386</text:p>
          </table:table-cell>
          <table:table-cell office:value-type="string">
            <text:p>not(cac:InvoiceLine/cac:OrderLineReference/cac:OrderReference)</text:p>
          </table:table-cell>
          <table:table-cell table:style-name="ce15" office:value-type="string">
            <text:p><text:span text:style-name="T3">contains(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style-name="ce7"/>
          <table:table-cell table:style-name="ce5"/>
          <table:table-cell table:style-name="ce7" table:number-columns-repeated="251"/>
          <table:table-cell table:style-name="ce8" table:number-columns-repeated="766"/>
          <table:table-cell/>
        </table:table-row>
        <table:table-row table:style-name="ro6">
          <table:table-cell table:style-name="ce12" office:value-type="string">
            <text:p>T10</text:p>
          </table:table-cell>
          <table:table-cell table:style-name="ce2" office:value-type="string">
            <text:p>BIICORE-T10-R387</text:p>
          </table:table-cell>
          <table:table-cell office:value-type="string">
            <text:p>count(cac:PartyIdentification)&amp;lt;=1</text:p>
          </table:table-cell>
          <table:table-cell table:style-name="ce15" office:value-type="string">
            <text:p><text:span text:style-name="T3">contains(preceding::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2" office:value-type="string">
            <text:p>BIICORE-T10-R388</text:p>
          </table:table-cell>
          <table:table-cell office:value-type="string">
            <text:p>count(cac:PartyName)=1</text:p>
          </table:table-cell>
          <table:table-cell table:style-name="ce15" office:value-type="string">
            <text:p><text:span text:style-name="T3">contains(preceding::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2" office:value-type="string">
            <text:p>BIICORE-T10-R389</text:p>
          </table:table-cell>
          <table:table-cell office:value-type="string">
            <text:p>count(cac:PartyTaxScheme)&amp;lt;=1</text:p>
          </table:table-cell>
          <table:table-cell table:style-name="ce15" office:value-type="string">
            <text:p><text:span text:style-name="T3">contains(preceding::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2" office:value-type="string">
            <text:p>BIICORE-T10-R390</text:p>
          </table:table-cell>
          <table:table-cell office:value-type="string">
            <text:p>count(cac:PartyIdentification)&amp;lt;=1</text:p>
          </table:table-cell>
          <table:table-cell table:style-name="ce15" office:value-type="string">
            <text:p><text:span text:style-name="T3">contains(preceding::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2" office:value-type="string">
            <text:p>BIICORE-T10-R391</text:p>
          </table:table-cell>
          <table:table-cell office:value-type="string">
            <text:p>count(cac:PartyName)=1</text:p>
          </table:table-cell>
          <table:table-cell table:style-name="ce15" office:value-type="string">
            <text:p><text:span text:style-name="T3">contains(preceding::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2" office:value-type="string">
            <text:p>BIICORE-T10-R392</text:p>
          </table:table-cell>
          <table:table-cell office:value-type="string">
            <text:p>count(cac:PostalAddress)=1</text:p>
          </table:table-cell>
          <table:table-cell table:style-name="ce15" office:value-type="string">
            <text:p><text:span text:style-name="T3">contains(preceding::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2" office:value-type="string">
            <text:p>BIICORE-T10-R393</text:p>
          </table:table-cell>
          <table:table-cell office:value-type="string">
            <text:p>count(cac:PartyTaxScheme)&amp;lt;=1</text:p>
          </table:table-cell>
          <table:table-cell table:style-name="ce15" office:value-type="string">
            <text:p><text:span text:style-name="T3">contains(preceding::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2" office:value-type="string">
            <text:p>BIICORE-T10-R394</text:p>
          </table:table-cell>
          <table:table-cell office:value-type="string">
            <text:p>count(cac:TaxTotal)&amp;lt;=1</text:p>
          </table:table-cell>
          <table:table-cell table:style-name="ce15" office:value-type="string">
            <text:p><text:span text:style-name="T3">contains(preceding::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2" office:value-type="string">
            <text:p>BIICORE-T10-R395</text:p>
          </table:table-cell>
          <table:table-cell office:value-type="string">
            <text:p>count(cac:Price)=1</text:p>
          </table:table-cell>
          <table:table-cell table:style-name="ce15" office:value-type="string">
            <text:p><text:span text:style-name="T3">contains(preceding::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2" office:value-type="string">
            <text:p>BIICORE-T10-R396</text:p>
          </table:table-cell>
          <table:table-cell office:value-type="string">
            <text:p>count(cbc:Description)&amp;lt;=1</text:p>
          </table:table-cell>
          <table:table-cell table:style-name="ce15" office:value-type="string">
            <text:p><text:span text:style-name="T3">contains(preceding::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2" office:value-type="string">
            <text:p>BIICORE-T10-R397</text:p>
          </table:table-cell>
          <table:table-cell office:value-type="string">
            <text:p>count(cbc:Name)=1</text:p>
          </table:table-cell>
          <table:table-cell table:style-name="ce15" office:value-type="string">
            <text:p><text:span text:style-name="T3">contains(preceding::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2" office:value-type="string">
            <text:p>BIICORE-T10-R398</text:p>
          </table:table-cell>
          <table:table-cell office:value-type="string">
            <text:p>count(cac:ClassifiedTaxCategory)&amp;lt;=1</text:p>
          </table:table-cell>
          <table:table-cell table:style-name="ce15" office:value-type="string">
            <text:p><text:span text:style-name="T3">contains(preceding::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2" office:value-type="string">
            <text:p>BIICORE-T10-R399</text:p>
          </table:table-cell>
          <table:table-cell office:value-type="string">
            <text:p>count(cac:AllowanceCharge)&amp;lt;=1</text:p>
          </table:table-cell>
          <table:table-cell table:style-name="ce15" office:value-type="string">
            <text:p><text:span text:style-name="T3">contains(preceding::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2" office:value-type="string">
            <text:p>BIICORE-T10-R400</text:p>
          </table:table-cell>
          <table:table-cell office:value-type="string">
            <text:p>count(cbc:TaxExclusiveAmount)=1</text:p>
          </table:table-cell>
          <table:table-cell table:style-name="ce15" office:value-type="string">
            <text:p><text:span text:style-name="T3">contains(preceding::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2" office:value-type="string">
            <text:p>BIICORE-T10-R401</text:p>
          </table:table-cell>
          <table:table-cell office:value-type="string">
            <text:p>count(cbc:TaxInclusiveAmount)=1</text:p>
          </table:table-cell>
          <table:table-cell table:style-name="ce15" office:value-type="string">
            <text:p><text:span text:style-name="T3">contains(preceding::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2" office:value-type="string">
            <text:p>BIICORE-T10-R402</text:p>
          </table:table-cell>
          <table:table-cell office:value-type="string">
            <text:p>count(cac:PartyIdentification)&amp;lt;=1</text:p>
          </table:table-cell>
          <table:table-cell table:style-name="ce15" office:value-type="string">
            <text:p><text:span text:style-name="T3">contains(preceding::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2" office:value-type="string">
            <text:p>BIICORE-T10-R403</text:p>
          </table:table-cell>
          <table:table-cell office:value-type="string">
            <text:p>count(cac:PartyName)&amp;lt;=1</text:p>
          </table:table-cell>
          <table:table-cell table:style-name="ce15" office:value-type="string">
            <text:p><text:span text:style-name="T3">contains(preceding::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10</text:p>
          </table:table-cell>
          <table:table-cell table:style-name="ce2" office:value-type="string">
            <text:p>BIICORE-T10-R404</text:p>
          </table:table-cell>
          <table:table-cell office:value-type="string">
            <text:p>count(cbc:ID)=1</text:p>
          </table:table-cell>
          <table:table-cell table:style-name="ce15" office:value-type="string">
            <text:p><text:span text:style-name="T3">contains(preceding::cbc:CustomizationID, '</text:span><text:span text:style-name="T4">urn:</text:span><text:span text:style-name="T4"><text:a xlink:href="http://www.cenbii.eu/">www.cenbii.eu</text:a></text:span><text:span text:style-name="T4">:transaction:biicoretrdm010:ver1.0</text:span><text:span text:style-name="T3">')</text:span></text:p>
          </table:table-cell>
          <table:table-cell table:number-columns-repeated="1020"/>
        </table:table-row>
        <table:table-row table:style-name="ro10">
          <table:table-cell table:style-name="ce12" office:value-type="string">
            <text:p>T10</text:p>
          </table:table-cell>
          <table:table-cell table:style-name="ce5" office:value-type="string">
            <text:p>Invoice</text:p>
          </table:table-cell>
          <table:table-cell office:value-type="string">
            <text:p>/ubl:Invoice</text:p>
          </table:table-cell>
          <table:table-cell table:style-name="ce7" table:number-columns-repeated="2"/>
          <table:table-cell table:style-name="ce5"/>
          <table:table-cell table:style-name="ce7" table:number-columns-repeated="251"/>
          <table:table-cell table:style-name="ce8" table:number-columns-repeated="766"/>
          <table:table-cell/>
        </table:table-row>
        <table:table-row table:style-name="ro10">
          <table:table-cell table:style-name="ce12" office:value-type="string">
            <text:p>T10</text:p>
          </table:table-cell>
          <table:table-cell table:style-name="ce7" office:value-type="string">
            <text:p>Customer</text:p>
          </table:table-cell>
          <table:table-cell office:value-type="string">
            <text:p>/ubl:Invoice/cac:AccountingCustomerParty/cac:Party</text:p>
          </table:table-cell>
          <table:table-cell table:number-columns-repeated="1021"/>
        </table:table-row>
        <table:table-row table:style-name="ro10">
          <table:table-cell table:style-name="ce12" office:value-type="string">
            <text:p>T10</text:p>
          </table:table-cell>
          <table:table-cell table:style-name="ce7" office:value-type="string">
            <text:p>Supplier</text:p>
          </table:table-cell>
          <table:table-cell office:value-type="string">
            <text:p>/ubl:Invoice/cac:AccountingSupplierParty/cac:Party</text:p>
          </table:table-cell>
          <table:table-cell table:number-columns-repeated="1021"/>
        </table:table-row>
        <table:table-row table:style-name="ro10">
          <table:table-cell table:style-name="ce12" office:value-type="string">
            <text:p>T10</text:p>
          </table:table-cell>
          <table:table-cell table:style-name="ce7" office:value-type="string">
            <text:p>InvoiceLine</text:p>
          </table:table-cell>
          <table:table-cell office:value-type="string">
            <text:p>/ubl:Invoice/cac:InvoiceLine</text:p>
          </table:table-cell>
          <table:table-cell table:number-columns-repeated="1021"/>
        </table:table-row>
        <table:table-row table:style-name="ro10">
          <table:table-cell table:style-name="ce12" office:value-type="string">
            <text:p>T10</text:p>
          </table:table-cell>
          <table:table-cell table:style-name="ce7" office:value-type="string">
            <text:p>Item</text:p>
          </table:table-cell>
          <table:table-cell office:value-type="string">
            <text:p>/ubl:Invoice/cac:InvoiceLine/cac:Item</text:p>
          </table:table-cell>
          <table:table-cell table:number-columns-repeated="1021"/>
        </table:table-row>
        <table:table-row table:style-name="ro10">
          <table:table-cell table:style-name="ce12" office:value-type="string">
            <text:p>T10</text:p>
          </table:table-cell>
          <table:table-cell table:style-name="ce7" office:value-type="string">
            <text:p>Price</text:p>
          </table:table-cell>
          <table:table-cell office:value-type="string">
            <text:p>/ubl:Invoice/cac:InvoiceLine/cac:Price</text:p>
          </table:table-cell>
          <table:table-cell table:number-columns-repeated="1021"/>
        </table:table-row>
        <table:table-row table:style-name="ro10">
          <table:table-cell table:style-name="ce12" office:value-type="string">
            <text:p>T10</text:p>
          </table:table-cell>
          <table:table-cell table:style-name="ce7" office:value-type="string">
            <text:p>Monetary Total</text:p>
          </table:table-cell>
          <table:table-cell office:value-type="string">
            <text:p>/ubl:Invoice/cac:LegalMonetaryTotal</text:p>
          </table:table-cell>
          <table:table-cell table:number-columns-repeated="1021"/>
        </table:table-row>
        <table:table-row table:style-name="ro10">
          <table:table-cell table:style-name="ce12" office:value-type="string">
            <text:p>T10</text:p>
          </table:table-cell>
          <table:table-cell table:style-name="ce7" office:value-type="string">
            <text:p>Payee</text:p>
          </table:table-cell>
          <table:table-cell office:value-type="string">
            <text:p>/ubl:Invoice/cac:PayeeParty</text:p>
          </table:table-cell>
          <table:table-cell table:number-columns-repeated="1021"/>
        </table:table-row>
        <table:table-row table:style-name="ro10">
          <table:table-cell table:style-name="ce12" office:value-type="string">
            <text:p>T10</text:p>
          </table:table-cell>
          <table:table-cell table:style-name="ce7" office:value-type="string">
            <text:p>Financial Account</text:p>
          </table:table-cell>
          <table:table-cell office:value-type="string">
            <text:p>/ubl:Invoice/cac:PaymentMeans/cac:PayeeFinancialAccount</text:p>
          </table:table-cell>
          <table:table-cell table:number-columns-repeated="1021"/>
        </table:table-row>
        <table:table-row table:style-name="ro1" table:number-rows-repeated="651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tifacts" table:style-name="ta3" table:print="false">
        <office:forms form:automatic-focus="false" form:apply-design-mode="false"/>
        <table:table-column table:style-name="co10" table:default-cell-style-name="ce19"/>
        <table:table-column table:style-name="co20" table:default-cell-style-name="ce19"/>
        <table:table-column table:style-name="co10" table:default-cell-style-name="ce19"/>
        <table:table-column table:style-name="co10" table:default-cell-style-name="ce20"/>
        <table:table-column table:style-name="co10" table:number-columns-repeated="1020" table:default-cell-style-name="Default"/>
        <table:table-row table:style-name="ro10">
          <table:table-cell office:value-type="string">
            <text:p>Profile</text:p>
          </table:table-cell>
          <table:table-cell office:value-type="string">
            <text:p>Transaction</text:p>
          </table:table-cell>
          <table:table-cell office:value-type="string">
            <text:p>Binding</text:p>
          </table:table-cell>
          <table:table-cell office:value-type="string">
            <text:p>Instance Namespace</text:p>
          </table:table-cell>
          <table:table-cell table:number-columns-repeated="1020"/>
        </table:table-row>
        <table:table-row table:style-name="ro11">
          <table:table-cell table:style-name="ce2"/>
          <table:table-cell table:style-name="ce5" office:value-type="string">
            <text:p>T10</text:p>
          </table:table-cell>
          <table:table-cell table:style-name="ce5" office:value-type="string">
            <text:p>UBL</text:p>
          </table:table-cell>
          <table:table-cell table:style-name="ce21" office:value-type="string">
            <text:p>urn:oasis:names:specification:ubl:schema:xsd:Invoice-2</text:p>
          </table:table-cell>
          <table:table-cell table:style-name="ce7"/>
          <table:table-cell table:style-name="ce5"/>
          <table:table-cell table:style-name="ce7" table:number-columns-repeated="251"/>
          <table:table-cell table:style-name="ce8" table:number-columns-repeated="767"/>
        </table:table-row>
        <table:table-row table:style-name="ro1">
          <table:table-cell table:style-name="ce3" table:number-columns-repeated="2"/>
          <table:table-cell table:style-name="Default" table:number-columns-repeated="2"/>
          <table:table-cell table:number-columns-repeated="1020"/>
        </table:table-row>
      </table:table>
      <table:database-ranges>
        <table:database-range table:target-range-address="UBL.A1:UBL.D6547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enlo-Regular" svg:font-family="Menlo-Regular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€</number:text>
    </number:number-style>
    <number:number-style style:name="N106">
      <number:text>-</number:text>
      <number:number number:decimal-places="0" number:min-integer-digits="1" number:grouping="true"/>
      <number:text>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€</number:text>
    </number:number-style>
    <number:number-style style:name="N109">
      <number:text>-</number:text>
      <number:number number:decimal-places="2" number:min-integer-digits="1" number:grouping="true"/>
      <number:text>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</number:text>
    </number:number-style>
    <number:number-style style:name="N118P1" style:volatile="true">
      <number:text>-</number:text>
      <number:number number:decimal-places="0" number:min-integer-digits="1" number:grouping="true"/>
      <number:text>   </number:text>
    </number:number-style>
    <number:number-style style:name="N118P2" style:volatile="true">
      <number:text> -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€ </number:text>
    </number:number-style>
    <number:number-style style:name="N122P1" style:volatile="true">
      <number:text>-</number:text>
      <number:number number:decimal-places="0" number:min-integer-digits="1" number:grouping="true"/>
      <number:text>€ </number:text>
    </number:number-style>
    <number:number-style style:name="N122P2" style:volatile="true">
      <number:text> -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</number:text>
    </number:number-style>
    <number:number-style style:name="N126P1" style:volatile="true">
      <number:text>-</number:text>
      <number:number number:decimal-places="2" number:min-integer-digits="1" number:grouping="true"/>
      <number:text>   </number:text>
    </number:number-style>
    <number:number-style style:name="N126P2" style:volatile="true">
      <number:text> -</number:text>
      <number:number number:decimal-places="0" number:min-integer-digits="0"/>
      <number:text>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€ </number:text>
    </number:number-style>
    <number:number-style style:name="N130P1" style:volatile="true">
      <number:text>-</number:text>
      <number:number number:decimal-places="2" number:min-integer-digits="1" number:grouping="true"/>
      <number:text>€ </number:text>
    </number:number-style>
    <number:number-style style:name="N130P2" style:volatile="true">
      <number:text> -</number:text>
      <number:number number:decimal-places="0" number:min-integer-digits="0"/>
      <number:text>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Verdana"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1_5f_2" style:display-name="Excel_CondFormat_1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able-cell-properties fo:background-color="#99ccff"/>
    </style:style>
    <style:style style:name="Excel_5f_CondFormat_5f_1_5f_2_5f_2" style:display-name="Excel_CondFormat_1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_5f_1" style:display-name="Excel_CondFormat_1_3_1" style:family="table-cell" style:parent-style-name="Default">
      <style:table-cell-properties fo:background-color="#99ccff"/>
    </style:style>
    <style:style style:name="Excel_5f_CondFormat_5f_1_5f_3_5f_2" style:display-name="Excel_CondFormat_1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_5f_1" style:display-name="Excel_CondFormat_1_4_1" style:family="table-cell" style:parent-style-name="Default">
      <style:table-cell-properties fo:background-color="#99ccff"/>
    </style:style>
    <style:style style:name="Excel_5f_CondFormat_5f_1_5f_4_5f_2" style:display-name="Excel_CondFormat_1_4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_5f_1" style:display-name="Excel_CondFormat_1_5_1" style:family="table-cell" style:parent-style-name="Default">
      <style:table-cell-properties fo:background-color="#99ccff"/>
    </style:style>
    <style:style style:name="Excel_5f_CondFormat_5f_1_5f_5_5f_2" style:display-name="Excel_CondFormat_1_5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6_5f_1" style:display-name="Excel_CondFormat_1_6_1" style:family="table-cell" style:parent-style-name="Default">
      <style:table-cell-properties fo:background-color="#99ccff"/>
    </style:style>
    <style:style style:name="Excel_5f_CondFormat_5f_1_5f_6_5f_2" style:display-name="Excel_CondFormat_1_6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7_5f_1" style:display-name="Excel_CondFormat_1_7_1" style:family="table-cell" style:parent-style-name="Default">
      <style:table-cell-properties fo:background-color="#99ccff"/>
    </style:style>
    <style:style style:name="Excel_5f_CondFormat_5f_1_5f_7_5f_2" style:display-name="Excel_CondFormat_1_7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1_5f_1" style:display-name="Excel_CondFormat_2_1_1" style:family="table-cell" style:parent-style-name="Default">
      <style:table-cell-properties fo:background-color="#99ccff"/>
    </style:style>
    <style:style style:name="Excel_5f_CondFormat_5f_2_5f_1_5f_2" style:display-name="Excel_CondFormat_2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2_5f_1" style:display-name="Excel_CondFormat_2_2_1" style:family="table-cell" style:parent-style-name="Default">
      <style:table-cell-properties fo:background-color="#99ccff"/>
    </style:style>
    <style:style style:name="Excel_5f_CondFormat_5f_2_5f_2_5f_2" style:display-name="Excel_CondFormat_2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3_5f_1" style:display-name="Excel_CondFormat_2_3_1" style:family="table-cell" style:parent-style-name="Default">
      <style:table-cell-properties fo:background-color="#99ccff"/>
    </style:style>
    <style:style style:name="Excel_5f_CondFormat_5f_2_5f_3_5f_2" style:display-name="Excel_CondFormat_2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4_5f_1" style:display-name="Excel_CondFormat_2_4_1" style:family="table-cell" style:parent-style-name="Default">
      <style:table-cell-properties fo:background-color="#99ccff"/>
    </style:style>
    <style:style style:name="Excel_5f_CondFormat_5f_2_5f_4_5f_2" style:display-name="Excel_CondFormat_2_4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5_5f_1" style:display-name="Excel_CondFormat_2_5_1" style:family="table-cell" style:parent-style-name="Default">
      <style:table-cell-properties fo:background-color="#99ccff"/>
    </style:style>
    <style:style style:name="Excel_5f_CondFormat_5f_2_5f_5_5f_2" style:display-name="Excel_CondFormat_2_5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4_5f_1_5f_1" style:display-name="Excel_CondFormat_4_1_1" style:family="table-cell" style:parent-style-name="Default">
      <style:table-cell-properties fo:background-color="#99ccff"/>
    </style:style>
    <style:style style:name="Excel_5f_CondFormat_5f_4_5f_1_5f_2" style:display-name="Excel_CondFormat_4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6">16/11/2011</text:date>, <text:time>18:3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bstract" style:display-name="PageStyle_abstra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bl" style:display-name="PageStyle_u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facts" style:display-name="PageStyle_artifa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delists" style:display-name="PageStyle_codelis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riol Bausà</meta:initial-creator>
    <meta:creation-date>2008-12-08T14:00:31</meta:creation-date>
    <dc:creator>Oriol Bausà</dc:creator>
    <dc:date>2011-11-16T18:37:44</dc:date>
    <meta:generator>OpenOffice.org/3.2$Unix OpenOffice.org_project/320m18$Build-9502</meta:generator>
    <meta:editing-duration>PT201H44M22S</meta:editing-duration>
    <meta:editing-cycles>115</meta:editing-cycles>
    <meta:document-statistic meta:table-count="3" meta:cell-count="3686" meta:object-count="0"/>
  </office:meta>
</office:document-meta>
</file>